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rlito" svg:font-family="Carlito"/>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Georgia" svg:font-family="Georgia"/>
    <style:font-face style:name="Liberation Sans" svg:font-family="'Liberation Sans'"/>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ce style:name="Symbol" svg:font-family="Symbol"/>
    <style:font-face style:name="Times New Roman" svg:font-family="'Times New Roman'"/>
    <style:font-face style:name="Wingdings" svg:font-family="Wingdings"/>
    <style:font-face style:name="starbats" svg:font-family="starbats" style:font-charset="x-symbol"/>
  </office:font-face-decls>
  <office:automatic-styles>
    <style:style style:name="P1"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12pt" fo:language="en" fo:country="AU" style:font-name-complex="Carlito"/>
    </style:style>
    <style:style style:name="P2" style:family="paragraph" style:parent-style-name="Normal">
      <style:text-properties fo:color="#000000" loext:opacity="100%" style:font-name="Carlito" fo:font-size="12pt" fo:language="en" fo:country="AU" style:font-name-complex="Carlito"/>
    </style:style>
    <style:style style:name="P3" style:family="paragraph" style:parent-style-name="Normal">
      <style:paragraph-properties fo:margin-left="0cm" fo:margin-right="0cm" fo:text-indent="0cm" style:auto-text-indent="false"/>
      <style:text-properties fo:color="#000000" loext:opacity="100%" style:font-name="Carlito" fo:font-size="12pt" fo:language="en" fo:country="AU" style:font-name-complex="Carlito"/>
    </style:style>
    <style:style style:name="P4" style:family="paragraph" style:parent-style-name="Heading_20_4">
      <style:text-properties fo:color="#000000" loext:opacity="100%" style:font-name="Carlito" fo:font-size="12pt" fo:language="en" fo:country="AU" fo:font-weight="bold" style:font-name-complex="Carlito"/>
    </style:style>
    <style:style style:name="P5" style:family="paragraph" style:parent-style-name="Title">
      <style:paragraph-properties fo:line-height="136%" fo:text-align="center" style:justify-single-word="false"/>
      <style:text-properties fo:color="#000000" loext:opacity="100%" style:font-name="Carlito" fo:font-size="36pt" fo:language="en" fo:country="AU" fo:font-weight="bold" style:font-name-complex="Carlito"/>
    </style:style>
    <style:style style:name="P6" style:family="paragraph" style:parent-style-name="Heading_20_2">
      <style:text-properties fo:color="#000000" loext:opacity="100%" style:font-name="Carlito" fo:font-size="18pt" fo:language="en" fo:country="AU" fo:font-weight="bold" style:font-name-complex="Carlito"/>
    </style:style>
    <style:style style:name="P7" style:family="paragraph" style:parent-style-name="Heading_20_3">
      <style:text-properties fo:color="#000000" loext:opacity="100%" style:font-name="Carlito" fo:font-size="14pt" fo:language="en" fo:country="AU" fo:font-weight="bold" style:font-name-complex="Carlito"/>
    </style:style>
    <style:style style:name="P8" style:family="paragraph" style:parent-style-name="Heading_20_5">
      <style:text-properties fo:color="#000000" loext:opacity="100%" style:font-name="Carlito" fo:font-size="11pt" fo:language="en" fo:country="AU" fo:font-weight="bold" style:font-name-complex="Carlito"/>
    </style:style>
    <style:style style:name="P9" style:family="paragraph" style:parent-style-name="Subtitle">
      <style:paragraph-properties fo:text-align="center" style:justify-single-word="false"/>
      <style:text-properties fo:color="#666666" loext:opacity="100%" style:font-name="Georgia" fo:font-size="24pt" fo:language="en" fo:country="AU" fo:font-style="italic" style:font-name-complex="Georgia"/>
    </style:style>
    <style:style style:name="P10" style:family="paragraph" style:parent-style-name="Heading_20_4">
      <style:text-properties fo:color="#000000" loext:opacity="100%" style:font-name="Carlito" fo:font-size="12pt" fo:language="en" fo:country="AU" style:text-underline-style="solid" style:text-underline-width="auto" style:text-underline-color="font-color" fo:font-weight="bold" style:font-name-complex="Carlito"/>
    </style:style>
    <style:style style:name="P11" style:family="paragraph" style:parent-style-name="Heading_20_1" style:list-style-name="L1">
      <style:paragraph-properties fo:margin-left="0cm" fo:margin-right="0cm" fo:text-indent="0cm" style:auto-text-indent="false"/>
      <style:text-properties fo:color="#000000" loext:opacity="100%" style:font-name="Carlito" fo:font-size="24pt" fo:language="en" fo:country="AU" fo:font-weight="bold" style:font-name-complex="Carlito"/>
    </style:style>
    <style:style style:name="P12" style:family="paragraph" style:parent-style-name="Heading_20_1">
      <style:paragraph-properties fo:line-height="136%"/>
      <style:text-properties fo:color="#000000" loext:opacity="100%" style:font-name="Carlito" fo:font-size="24pt" fo:language="en" fo:country="AU" fo:font-weight="bold" officeooo:paragraph-rsid="0014c7b1" style:font-name-complex="Carlito"/>
    </style:style>
    <style:style style:name="P13" style:family="paragraph" style:parent-style-name="Heading_20_1">
      <style:text-properties fo:color="#000000" loext:opacity="100%" style:font-name="Carlito" fo:font-size="24pt" fo:language="en" fo:country="AU" fo:font-weight="bold" style:font-name-complex="Carlito"/>
    </style:style>
    <style:style style:name="P14" style:family="paragraph" style:parent-style-name="Heading_20_1">
      <style:text-properties fo:color="#000000" loext:opacity="100%" style:font-name="Carlito" fo:font-size="24pt" fo:language="en" fo:country="AU" fo:font-weight="bold" officeooo:paragraph-rsid="0014c7b1" style:font-name-complex="Carlito"/>
    </style:style>
    <style:style style:name="P15" style:family="paragraph" style:parent-style-name="Heading_20_1">
      <style:paragraph-properties fo:line-height="136%"/>
      <style:text-properties fo:color="#000000" loext:opacity="100%" style:font-name="Carlito" fo:font-size="24pt" fo:language="en" fo:country="AU" style:font-name-complex="Carlito"/>
    </style:style>
    <style:style style:name="P16" style:family="paragraph" style:parent-style-name="Heading_20_1">
      <style:paragraph-properties fo:line-height="136%"/>
      <style:text-properties fo:color="#000000" loext:opacity="100%" style:font-name="Carlito" fo:font-size="24pt" fo:language="en" fo:country="AU" officeooo:paragraph-rsid="0014b5aa" style:font-name-complex="Carlito"/>
    </style:style>
    <style:style style:name="P17" style:family="paragraph" style:parent-style-name="Heading_20_1">
      <style:paragraph-properties fo:line-height="136%"/>
      <style:text-properties fo:color="#000000" loext:opacity="100%" style:font-name="Carlito" fo:font-size="24pt" fo:language="en" fo:country="AU" officeooo:paragraph-rsid="0014c7b1" style:font-name-complex="Carlito"/>
    </style:style>
    <style:style style:name="P18" style:family="paragraph" style:parent-style-name="Heading_20_1">
      <style:paragraph-properties fo:line-height="136%"/>
      <style:text-properties fo:color="#000000" loext:opacity="100%" style:font-name="Carlito" fo:font-size="12pt" fo:language="en" fo:country="AU" officeooo:paragraph-rsid="0014c7b1" style:font-name-complex="Carlito"/>
    </style:style>
    <style:style style:name="P19" style:family="paragraph" style:parent-style-name="Heading_20_2" style:list-style-name="WWNum15">
      <style:text-properties fo:color="#000000" loext:opacity="100%" style:font-name="Carlito" fo:font-size="18pt" fo:language="en" fo:country="AU" fo:font-weight="bold" officeooo:paragraph-rsid="0014b5aa" style:font-name-complex="Carlito"/>
    </style:style>
    <style:style style:name="P20" style:family="paragraph" style:parent-style-name="Heading_20_2">
      <style:paragraph-properties fo:line-height="136%"/>
      <style:text-properties fo:color="#000000" loext:opacity="100%" style:font-name="Carlito" fo:font-size="18pt" fo:language="en" fo:country="AU" fo:font-weight="bold" officeooo:paragraph-rsid="0014b5aa" style:font-name-complex="Carlito"/>
    </style:style>
    <style:style style:name="P21" style:family="paragraph" style:parent-style-name="Heading_20_2">
      <style:paragraph-properties fo:line-height="136%"/>
      <style:text-properties fo:color="#000000" loext:opacity="100%" style:font-name="Carlito" fo:font-size="18pt" fo:language="en" fo:country="AU" fo:font-weight="bold" officeooo:paragraph-rsid="0014c7b1" style:font-name-complex="Carlito"/>
    </style:style>
    <style:style style:name="P22" style:family="paragraph" style:parent-style-name="Heading_20_2" style:list-style-name="L32">
      <style:text-properties fo:color="#000000" loext:opacity="100%" style:font-name="Carlito" fo:font-size="18pt" fo:language="en" fo:country="AU" fo:font-weight="bold" style:font-name-complex="Carlito"/>
    </style:style>
    <style:style style:name="P23" style:family="paragraph" style:parent-style-name="Heading_20_2" style:list-style-name="L33">
      <style:text-properties fo:color="#000000" loext:opacity="100%" style:font-name="Carlito" fo:font-size="18pt" fo:language="en" fo:country="AU" fo:font-weight="bold" style:font-name-complex="Carlito"/>
    </style:style>
    <style:style style:name="P24" style:family="paragraph" style:parent-style-name="Heading_20_2" style:list-style-name="L34">
      <style:text-properties fo:color="#000000" loext:opacity="100%" style:font-name="Carlito" fo:font-size="18pt" fo:language="en" fo:country="AU" fo:font-weight="bold" style:font-name-complex="Carlito"/>
    </style:style>
    <style:style style:name="P25" style:family="paragraph" style:parent-style-name="Heading_20_2">
      <style:text-properties fo:color="#000000" loext:opacity="100%" style:font-name="Carlito" fo:font-size="18pt" fo:language="en" fo:country="AU" officeooo:paragraph-rsid="0016f561" style:font-name-complex="Carlito"/>
    </style:style>
    <style:style style:name="P26" style:family="paragraph" style:parent-style-name="Heading_20_3" style:list-style-name="L4">
      <style:paragraph-properties fo:line-height="136%"/>
      <style:text-properties fo:color="#000000" loext:opacity="100%" style:font-name="Carlito" fo:font-size="14pt" fo:language="en" fo:country="AU" fo:font-weight="bold" officeooo:paragraph-rsid="0014b5aa" style:font-name-complex="Carlito"/>
    </style:style>
    <style:style style:name="P27" style:family="paragraph" style:parent-style-name="Heading_20_3">
      <style:paragraph-properties fo:line-height="136%"/>
      <style:text-properties fo:color="#000000" loext:opacity="100%" style:font-name="Carlito" fo:font-size="14pt" fo:language="en" fo:country="AU" fo:font-weight="bold" officeooo:paragraph-rsid="0014b5aa" style:font-name-complex="Carlito"/>
    </style:style>
    <style:style style:name="P28" style:family="paragraph" style:parent-style-name="Heading_20_3">
      <style:text-properties fo:color="#000000" loext:opacity="100%" style:font-name="Carlito" fo:font-size="14pt" fo:language="en" fo:country="AU" fo:font-weight="bold" officeooo:paragraph-rsid="0014b5aa" style:font-name-complex="Carlito"/>
    </style:style>
    <style:style style:name="P29" style:family="paragraph" style:parent-style-name="List_20_Paragraph">
      <style:paragraph-properties fo:margin-left="0cm" fo:margin-right="0cm" fo:text-indent="0cm" style:auto-text-indent="false" fo:padding="0cm" fo:border="none"/>
      <style:text-properties fo:color="#000000" loext:opacity="100%" style:font-name="Carlito" fo:font-size="12pt" fo:language="en" fo:country="AU" officeooo:paragraph-rsid="0016f561" style:font-name-complex="Carlito"/>
    </style:style>
    <style:style style:name="P30" style:family="paragraph" style:parent-style-name="Normal" style:master-page-name="MasterPage2">
      <style:paragraph-properties fo:margin-left="0cm" fo:margin-right="0cm" fo:margin-top="0cm" fo:margin-bottom="0cm" style:contextual-spacing="false" fo:line-height="136%" fo:text-align="start" style:justify-single-word="false" fo:text-indent="0cm" style:auto-text-indent="false" style:page-number="auto" fo:padding="0cm" fo:border="none"/>
      <style:text-properties fo:color="#000000" loext:opacity="100%" style:font-name="Carlito" fo:font-size="12pt" fo:language="en" fo:country="AU" style:font-name-complex="Carlito"/>
    </style:style>
    <style:style style:name="P31"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12pt" fo:language="en" fo:country="AU" style:font-name-complex="Carlito"/>
    </style:style>
    <style:style style:name="P32"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12pt" fo:language="en" fo:country="AU" officeooo:paragraph-rsid="0014b5aa" style:font-name-complex="Carlito"/>
    </style:style>
    <style:style style:name="P33"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12pt" fo:language="en" fo:country="AU" officeooo:paragraph-rsid="0014c7b1" style:font-name-complex="Carlito"/>
    </style:style>
    <style:style style:name="P34"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12pt" fo:language="en" fo:country="AU" officeooo:paragraph-rsid="0018acc8" style:font-name-complex="Carlito"/>
    </style:style>
    <style:style style:name="P35"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12pt" fo:language="en" fo:country="AU" officeooo:paragraph-rsid="00193d8b" style:font-name-complex="Carlito"/>
    </style:style>
    <style:style style:name="P36" style:family="paragraph" style:parent-style-name="Normal" style:list-style-name="WWNum14">
      <style:paragraph-properties fo:line-height="136%"/>
      <style:text-properties fo:color="#000000" loext:opacity="100%" style:font-name="Carlito" fo:font-size="12pt" fo:language="en" fo:country="AU" style:font-name-complex="Carlito"/>
    </style:style>
    <style:style style:name="P37" style:family="paragraph" style:parent-style-name="Normal">
      <style:paragraph-properties fo:line-height="136%"/>
      <style:text-properties fo:color="#000000" loext:opacity="100%" style:font-name="Carlito" fo:font-size="12pt" fo:language="en" fo:country="AU" style:font-name-complex="Carlito"/>
    </style:style>
    <style:style style:name="P38" style:family="paragraph" style:parent-style-name="Normal" style:list-style-name="WWNum16">
      <style:text-properties fo:color="#000000" loext:opacity="100%" style:font-name="Carlito" fo:font-size="12pt" fo:language="en" fo:country="AU" style:font-name-complex="Carlito"/>
    </style:style>
    <style:style style:name="P39" style:family="paragraph" style:parent-style-name="Normal" style:list-style-name="WWNum17">
      <style:text-properties fo:color="#000000" loext:opacity="100%" style:font-name="Carlito" fo:font-size="12pt" fo:language="en" fo:country="AU" style:font-name-complex="Carlito"/>
    </style:style>
    <style:style style:name="P40" style:family="paragraph" style:parent-style-name="Normal" style:list-style-name="WWNum18">
      <style:text-properties fo:color="#000000" loext:opacity="100%" style:font-name="Carlito" fo:font-size="12pt" fo:language="en" fo:country="AU" officeooo:paragraph-rsid="0016f561" style:font-name-complex="Carlito"/>
    </style:style>
    <style:style style:name="P41" style:family="paragraph" style:parent-style-name="Normal" style:list-style-name="WWNum21">
      <style:paragraph-properties fo:margin-left="0cm" fo:margin-right="0cm" fo:text-indent="0cm" style:auto-text-indent="false"/>
      <style:text-properties fo:color="#000000" loext:opacity="100%" style:font-name="Carlito" fo:font-size="12pt" fo:language="en" fo:country="AU" officeooo:paragraph-rsid="0016f561" style:font-name-complex="Carlito"/>
    </style:style>
    <style:style style:name="P42"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12pt" fo:language="en" fo:country="AU" officeooo:rsid="0014b5aa" officeooo:paragraph-rsid="0014c7b1" style:font-name-complex="Carlito"/>
    </style:style>
    <style:style style:name="P43" style:family="paragraph" style:parent-style-name="Normal">
      <style:text-properties fo:color="#000000" loext:opacity="100%" style:font-name="Carlito" fo:font-size="12pt" fo:language="en" fo:country="AU" style:font-name-complex="Carlito"/>
    </style:style>
    <style:style style:name="P44" style:family="paragraph" style:parent-style-name="Normal">
      <style:paragraph-properties fo:margin-left="0cm" fo:margin-right="0cm" fo:text-indent="0cm" style:auto-text-indent="false"/>
      <style:text-properties fo:color="#000000" loext:opacity="100%" style:font-name="Carlito" fo:font-size="12pt" fo:language="en" fo:country="AU" style:font-name-complex="Carlito"/>
    </style:style>
    <style:style style:name="P45" style:family="paragraph" style:parent-style-name="Normal">
      <style:text-properties fo:color="#000000" loext:opacity="100%" style:font-name="Carlito" fo:font-size="12pt" fo:language="en" fo:country="AU" officeooo:paragraph-rsid="0016f561" style:font-name-complex="Carlito"/>
    </style:style>
    <style:style style:name="P46" style:family="paragraph" style:parent-style-name="Normal">
      <style:paragraph-properties fo:margin-left="0cm" fo:margin-right="0cm" fo:text-indent="0cm" style:auto-text-indent="false"/>
      <style:text-properties fo:color="#000000" loext:opacity="100%" style:font-name="Carlito" fo:font-size="12pt" fo:language="en" fo:country="AU" officeooo:paragraph-rsid="0016f561" style:font-name-complex="Carlito"/>
    </style:style>
    <style:style style:name="P47"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12pt" fo:language="en" fo:country="AU" fo:font-weight="normal" officeooo:paragraph-rsid="0014b5aa" style:font-weight-asian="normal" style:font-name-complex="Carlito" style:font-weight-complex="normal"/>
    </style:style>
    <style:style style:name="P48" style:family="paragraph" style:parent-style-name="Normal" style:list-style-name="WWNum21">
      <style:paragraph-properties fo:margin-left="0cm" fo:margin-right="0cm" fo:text-indent="0cm" style:auto-text-indent="false"/>
      <style:text-properties fo:color="#000000" loext:opacity="100%" style:font-name="Carlito" fo:font-size="12pt" fo:language="en" fo:country="AU" fo:font-weight="normal" officeooo:paragraph-rsid="0016f561" style:font-weight-asian="normal" style:font-name-complex="Carlito" style:font-weight-complex="normal"/>
    </style:style>
    <style:style style:name="P49"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14pt" fo:language="en" fo:country="AU" fo:font-weight="bold" officeooo:paragraph-rsid="0014b5aa" style:font-name-complex="Carlito"/>
    </style:style>
    <style:style style:name="P50" style:family="paragraph" style:parent-style-name="Normal">
      <style:paragraph-properties fo:margin-left="0cm" fo:margin-right="0cm" fo:margin-top="0cm" fo:margin-bottom="0cm" style:contextual-spacing="false" fo:line-height="136%" fo:text-align="start" style:justify-single-word="false" fo:text-indent="0cm" style:auto-text-indent="false" fo:padding="0cm" fo:border="none"/>
      <style:text-properties fo:color="#000000" loext:opacity="100%" style:font-name="Carlito" fo:font-size="24pt" fo:language="en" fo:country="AU" fo:font-weight="bold" officeooo:paragraph-rsid="0014c7b1" style:font-name-complex="Carlito"/>
    </style:style>
    <style:style style:name="P51" style:family="paragraph" style:parent-style-name="Normal">
      <style:paragraph-properties fo:margin-left="0cm" fo:margin-right="0cm" fo:text-indent="0cm" style:auto-text-indent="false"/>
      <style:text-properties fo:color="#000000" loext:opacity="100%" style:font-name="Carlito" fo:font-size="18pt" fo:language="en" fo:country="AU" fo:font-weight="bold" style:font-name-complex="Carlito"/>
    </style:style>
    <style:style style:name="T244" style:family="text">
      <style:text-properties fo:color="#000000" loext:opacity="100%"/>
    </style:style>
    <style:style style:name="T245" style:family="text">
      <style:text-properties fo:color="#000000" loext:opacity="100%" style:font-name="Carlito" fo:font-size="11pt" fo:language="en" fo:country="AU" fo:font-weight="bold" style:font-name-complex="Carlito"/>
    </style:style>
    <style:style style:name="T246" style:family="text">
      <style:text-properties fo:color="#000000" loext:opacity="100%" style:font-name="Carlito" fo:font-size="12pt" fo:language="en" fo:country="AU" style:font-name-complex="Carlito"/>
    </style:style>
    <style:style style:name="T247" style:family="text">
      <style:text-properties fo:color="#000000" loext:opacity="100%" style:font-name="Carlito" fo:font-size="12pt" fo:language="en" fo:country="AU" fo:font-weight="normal" style:font-name-complex="Carlito"/>
    </style:style>
    <style:style style:name="T248" style:family="text">
      <style:text-properties fo:color="#000000" loext:opacity="100%" style:font-name="Carlito" fo:font-size="12pt" fo:language="en" fo:country="AU" fo:font-weight="bold" style:font-name-complex="Carlito"/>
    </style:style>
    <style:style style:name="T249" style:family="text">
      <style:text-properties fo:color="#000000" loext:opacity="100%" style:font-name="Carlito" fo:font-size="12pt" fo:language="en" fo:country="AU" style:text-underline-style="solid" style:text-underline-width="auto" style:text-underline-color="font-color" fo:font-weight="bold" style:font-name-complex="Carlito"/>
    </style:style>
    <style:style style:name="T250" style:family="text">
      <style:text-properties fo:color="#000000" loext:opacity="100%" style:font-name="Carlito" fo:font-size="12pt" fo:language="en" fo:country="AU" style:text-underline-style="none" fo:font-weight="bold" style:font-name-complex="Carlito"/>
    </style:style>
    <style:style style:name="T251" style:family="text">
      <style:text-properties fo:color="#000000" loext:opacity="100%" style:font-name="Carlito" fo:font-size="12pt" fo:language="en" fo:country="AU" style:text-underline-style="none" fo:font-weight="normal" style:font-name-complex="Carlito"/>
    </style:style>
    <style:style style:name="T252" style:family="text">
      <style:text-properties fo:color="#000000" loext:opacity="100%" style:font-name="Carlito" fo:font-size="12pt" fo:language="en" fo:country="AU" style:text-underline-style="none" style:font-name-complex="Carlito"/>
    </style:style>
    <style:style style:name="T253" style:family="text">
      <style:text-properties fo:color="#000000" loext:opacity="100%" style:font-name="Carlito" fo:font-size="36pt" fo:language="en" fo:country="AU" fo:font-weight="bold" style:font-name-complex="Carlito"/>
    </style:style>
    <style:style style:name="T254" style:family="text">
      <style:text-properties fo:color="#000000" loext:opacity="100%" style:font-name="Carlito" fo:font-size="24pt" fo:language="en" fo:country="AU" fo:font-weight="bold" style:font-name-complex="Carlito"/>
    </style:style>
    <style:style style:name="T255" style:family="text">
      <style:text-properties fo:color="#000000" loext:opacity="100%" style:font-name="Carlito" fo:font-size="18pt" fo:language="en" fo:country="AU" fo:font-weight="bold" style:font-name-complex="Carlito"/>
    </style:style>
    <style:style style:name="T256" style:family="text">
      <style:text-properties fo:color="#000000" loext:opacity="100%" style:font-name="Carlito" fo:font-size="14pt" fo:language="en" fo:country="AU" fo:font-weight="bold" style:font-name-complex="Carlito"/>
    </style:style>
    <style:style style:name="T257" style:family="text">
      <style:text-properties fo:color="#000000" loext:opacity="100%" fo:font-weight="normal"/>
    </style:style>
    <style:style style:name="T258" style:family="text">
      <style:text-properties fo:color="#666666" loext:opacity="100%" style:font-name="Georgia" fo:font-size="24pt" fo:language="en" fo:country="AU" fo:font-style="italic" style:font-name-complex="Georgia"/>
    </style:style>
    <style:style style:name="T259" style:family="text">
      <style:text-properties style:font-name="Carlito" style:font-name-complex="Carlito"/>
    </style:style>
    <style:style style:name="T260" style:family="text">
      <style:text-properties fo:color="#558ed4" loext:opacity="100%" fo:background-color="#ffffff" loext:char-shading-value="0"/>
    </style:style>
    <style:style style:name="T261" style:family="text">
      <style:text-properties fo:color="#558ed4" loext:opacity="100%" style:text-underline-style="solid" style:text-underline-width="auto" style:text-underline-color="font-color" fo:background-color="#ffffff" loext:char-shading-value="0"/>
    </style:style>
    <style:style style:name="T262" style:family="text">
      <style:text-properties fo:color="#76913c" loext:opacity="100%"/>
    </style:style>
    <style:style style:name="T263" style:family="text">
      <style:text-properties fo:color="#76913c" loext:opacity="100%" style:font-name="Carlito" fo:font-size="12pt" fo:language="en" fo:country="AU" fo:background-color="#ffffff" loext:char-shading-value="0" style:font-name-complex="Carlito"/>
    </style:style>
    <style:style style:name="T264" style:family="text">
      <style:text-properties fo:color="#76913c" loext:opacity="100%" style:font-name="Liberation Sans" fo:language="en" fo:country="US" style:font-name-complex="Liberation Sans"/>
    </style:style>
    <style:style style:name="T265" style:family="text">
      <style:text-properties fo:color="#76913c" loext:opacity="100%" style:font-name="Liberation Sans" style:font-name-complex="Liberation Sans"/>
    </style:style>
    <style:style style:name="T266" style:family="text">
      <style:text-properties fo:color="#76913c" loext:opacity="100%" style:font-name="Liberation Sans" fo:background-color="#ffffff" loext:char-shading-value="0" style:font-name-complex="Liberation Sans"/>
    </style:style>
    <style:style style:name="T267" style:family="text">
      <style:text-properties fo:color="#76913c" loext:opacity="100%" style:text-underline-style="solid" style:text-underline-width="auto" style:text-underline-color="font-color"/>
    </style:style>
    <style:style style:name="T268" style:family="text">
      <style:text-properties fo:color="#7030a0" loext:opacity="100%"/>
    </style:style>
    <style:style style:name="T269" style:family="text">
      <style:text-properties fo:color="#7030a0" loext:opacity="100%" style:font-name="Liberation Sans" fo:background-color="#ffffff" loext:char-shading-value="0" style:font-name-complex="Liberation Sans"/>
    </style:style>
    <style:style style:name="T270" style:family="text">
      <style:text-properties fo:color="#7030a0" loext:opacity="100%" style:font-name="Liberation Sans" style:font-name-complex="Liberation Sans"/>
    </style:style>
    <style:style style:name="T271" style:family="text">
      <style:text-properties fo:color="#7030a0" loext:opacity="100%" style:font-name="Liberation Sans" fo:language="en" fo:country="US" style:font-name-complex="Liberation Sans"/>
    </style:style>
    <style:style style:name="T272" style:family="text">
      <style:text-properties fo:color="#7030a0" loext:opacity="100%" style:text-underline-style="solid" style:text-underline-width="auto" style:text-underline-color="font-color"/>
    </style:style>
    <style:style style:name="T273" style:family="text">
      <style:text-properties fo:color="#366191" loext:opacity="100%"/>
    </style:style>
    <style:style style:name="T274" style:family="text">
      <style:text-properties fo:color="#366191" loext:opacity="100%" style:font-name="Liberation Sans" fo:background-color="#ffffff" loext:char-shading-value="0" style:font-name-complex="Liberation Sans"/>
    </style:style>
    <style:style style:name="T275" style:family="text">
      <style:text-properties fo:color="#366191" loext:opacity="100%" style:font-name="Liberation Sans" style:font-name-complex="Liberation Sans"/>
    </style:style>
    <style:style style:name="T276" style:family="text">
      <style:text-properties fo:color="#c00000" loext:opacity="100%"/>
    </style:style>
    <style:style style:name="T277" style:family="text">
      <style:text-properties fo:color="#ffffff" loext:opacity="100%" fo:background-color="#000000" loext:char-shading-value="0"/>
    </style:style>
    <style:style style:name="T278" style:family="text">
      <style:text-properties fo:language="en" fo:country="US"/>
    </style:style>
    <style:style style:name="T279" style:family="text">
      <style:text-properties fo:language="en" fo:country="US" style:text-underline-style="solid" style:text-underline-width="auto" style:text-underline-color="font-color"/>
    </style:style>
    <style:style style:name="T280" style:family="text">
      <style:text-properties fo:language="en" fo:country="US" style:text-underline-style="solid" style:text-underline-width="auto" style:text-underline-color="font-color" fo:font-weight="bold"/>
    </style:style>
    <style:style style:name="T281" style:family="text">
      <style:text-properties fo:language="en" fo:country="US" fo:font-weight="bold"/>
    </style:style>
    <style:style style:name="T282" style:family="text">
      <style:text-properties fo:language="en" fo:country="US" fo:font-weight="normal"/>
    </style:style>
    <style:style style:name="T283" style:family="text">
      <style:text-properties fo:language="en" fo:country="US" style:text-underline-style="none" fo:font-weight="bold"/>
    </style:style>
    <style:style style:name="T284" style:family="text">
      <style:text-properties fo:language="en" fo:country="US" style:text-underline-style="none" fo:font-weight="normal"/>
    </style:style>
    <style:style style:name="T285" style:family="text">
      <style:text-properties fo:font-size="12pt"/>
    </style:style>
    <style:style style:name="T286" style:family="text">
      <style:text-properties fo:font-size="12pt" fo:font-weight="normal"/>
    </style:style>
    <style:style style:name="T287" style:family="text">
      <style:text-properties fo:font-weight="normal"/>
    </style:style>
    <style:style style:name="T288" style:family="text">
      <style:text-properties fo:font-weight="bold"/>
    </style:style>
    <style:style style:name="T289" style:family="text">
      <style:text-properties fo:font-size="14pt"/>
    </style:style>
    <style:style style:name="T290" style:family="text">
      <style:text-properties fo:font-size="14pt" fo:font-weight="bold"/>
    </style:style>
    <style:style style:name="T291" style:family="text">
      <style:text-properties fo:font-size="14pt" fo:language="en" fo:country="US"/>
    </style:style>
    <style:style style:name="T292" style:family="text">
      <style:text-properties fo:font-size="16pt"/>
    </style:style>
    <style:style style:name="T293" style:family="text">
      <style:text-properties fo:font-size="16pt" fo:language="en" fo:country="US"/>
    </style:style>
    <style:style style:name="T294" style:family="text">
      <style:text-properties style:text-underline-style="solid" style:text-underline-width="auto" style:text-underline-color="font-color"/>
    </style:style>
    <style:style style:name="T295" style:family="text">
      <style:text-properties style:text-underline-style="none"/>
    </style:style>
    <style:style style:name="T296" style:family="text">
      <style:text-properties style:text-underline-style="none" fo:font-weight="bold"/>
    </style:style>
    <style:style style:name="T297" style:family="text">
      <style:text-properties style:text-underline-style="none" fo:font-weight="normal"/>
    </style:style>
    <style:style style:name="T298" style:family="text">
      <style:text-properties officeooo:rsid="0014b5aa"/>
    </style:style>
    <style:style style:name="T299" style:family="text">
      <style:text-properties officeooo:rsid="0014c7b1"/>
    </style:style>
    <style:style style:name="T300" style:family="text">
      <style:text-properties officeooo:rsid="001665eb"/>
    </style:style>
    <style:style style:name="T301" style:family="text">
      <style:text-properties officeooo:rsid="0018acc8"/>
    </style:style>
    <style:style style:name="T302" style:family="text">
      <style:text-properties officeooo:rsid="00193d8b"/>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5"><text:bookmark text:name="_heading=h.bik057l84t1q"/>Reverse Module<text:span text:style-name="T253"/></text:p>
      <text:p text:style-name="P9"><text:bookmark text:name="_heading=h.s40no01cicac"/><text:span text:style-name="T259">Game Design Document</text:span><text:span text:style-name="T258"/></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list text:style-name="L1">
        <text:list-header>
          <text:p text:style-name="P11"><text:bookmark-start text:name="__RefHeading___Toc2144_78737460"/><text:bookmark-start text:name="_Toc1"/><text:soft-page-break/>Overview<text:bookmark-end text:name="__RefHeading___Toc2144_78737460"/><text:bookmark-end text:name="_Toc1"/></text:p>
        </text:list-header>
      </text:list>
      <text:list text:style-name="WWNum15">
        <text:list-item>
          <text:list>
            <text:list-header>
              <text:p text:style-name="P19"><text:bookmark-start text:name="_Toc2"/><text:bookmark text:name="_heading=h.nzo3r9y9zilh"/>Theme / Setting / Genre<text:bookmark-end text:name="_Toc2"/></text:p>
              <text:p text:style-name="P19"><text:bookmark-start text:name="_Toc3"/><text:bookmark text:name="_heading=h.ankb9z9ly6nw"/><text:span text:style-name="T289">Theme</text:span><text:bookmark-end text:name="_Toc3"/></text:p>
            </text:list-header>
          </text:list>
        </text:list-item>
      </text:list>
      <text:p text:style-name="P1">The game focuses on the theme of Utopia/Dystopia balance . The main goal is to challenge the player to think about what is wrong with the world today and how one can act to make things better. The means to that is to present an interesting world setting (following below) and the events taking place in the world setting should trigger the players’ curiosity and questioning.<text:span text:style-name="T246"/></text:p>
      <text:p text:style-name="P1"><text:span text:style-name="T246"/></text:p>
      <text:p text:style-name="P32"><text:bookmark-start text:name="_Toc5"/><text:bookmark text:name="_heading=h.fij3p4kd5i6x"/><text:span text:style-name="T290">Genre</text:span><text:bookmark-end text:name="_Toc5"/></text:p>
      <text:list text:style-name="L4">
        <text:list-item>
          <text:p text:style-name="P26"><text:bookmark-start text:name="_Toc6"/><text:span text:style-name="T286">Open World RPG with puzzle elements.</text:span><text:bookmark-end text:name="_Toc6"/></text:p>
        </text:list-item>
      </text:list>
      <text:p text:style-name="P27"><text:span text:style-name="T286"/></text:p>
      <text:p text:style-name="P27"><text:span text:style-name="T298">S</text:span><text:bookmark-start text:name="_Toc4"/>etting<text:bookmark-end text:name="_Toc4"/></text:p>
      <text:p text:style-name="P1">The game is taking place in the future after a cataclysmic event called the Void. During the events of the Void, Earth was destroyed by nuclear weapons and the people tried to find uncorrupted places to live. We are in Aezla (which is Little Barrier Island in New Zealand).<text:span text:style-name="T246"/></text:p>
      <text:p text:style-name="P1">The Void also is responsible for the appearance of some creatures called the Aes that affect the area around them in different ways (for example the Aes can steal memories from people, make them lose some of the five senses, reduce their stamina or attack or defense etc.). The technology of the era we are in allows for genetic modification and also the use of bionics and cybernetic parts on humans. There are two major cities in the game (Visthansia and Gaia) and a village (Trithor) in the middle of a forest (Trithor Forest). Furthermore, there is a big mountain range in the center of the island called Aezla Mountain. The tallest body of the mountain is cut in half horizontally and a Desert exists therein. The bottom part of the mountain is connected to the top part by huge tree branches. Finally there is also a large forest <text:soft-page-break/>on the northern part of Aezla where aborginals still live and believe in the power of the Balannce Tree (a tree that has been enhanced by the humans before the Void when <text:s/>the Void World War happened).<text:span text:style-name="T246"/></text:p>
      <text:p text:style-name="P1">In Visthansia people can have one of two microchips on them. The first one doesn’t allow them to physically hurt other people, the second one calls the police if they’re in trouble. These microchips are not mandatory but people can have them and get paid for them (they may choose to have one or both of them on). It is usually considered unethical to not have one of these <text:s/>microchips (called the SEC microchips) on you if you are a citizen of Visthansia.<text:span text:style-name="T246"/></text:p>
      <text:p text:style-name="P32">In Gaia people can surgically change their likes/dislikes at will, meaning if a person doesn’t like their current job they can make themselves like it. During the game the citizens of Gaia will try to have complete control over their intellectual work, so for example if a music artist releases a song they can select what group of people can or cannot listen to that song (eg. criminals, people of opposing political ideas or simply people with specific personality traits are banned from listening <text:s/>to it) which will result in an imbalance of the world (explained in <text:a xlink:type="simple" xlink:href="#14.2.Story (Detailed)|outline" text:style-name="Internet_20_link" text:visited-style-name="Visited_20_Internet_20_Link"><text:span text:style-name="Internet_20_link"><text:span text:style-name="T244">#Story</text:span></text:span></text:a>).</text:p>
      <text:p text:style-name="P32"><text:span text:style-name="T290"/></text:p>
      <text:p text:style-name="P49"><text:span text:style-name="T247"/></text:p>
      <text:p text:style-name="P49"><text:span text:style-name="T247"/></text:p>
      <text:p text:style-name="P49"><text:span text:style-name="T247"/></text:p>
      <text:p text:style-name="P49"><text:span text:style-name="T247"/></text:p>
      <text:p text:style-name="P49"><text:span text:style-name="T247"/></text:p>
      <text:p text:style-name="P49"><text:span text:style-name="T247"/></text:p>
      <text:p text:style-name="P49"><text:span text:style-name="T247"/></text:p>
      <text:p text:style-name="P49"><text:span text:style-name="T247"/></text:p>
      <text:p text:style-name="P49"><text:span text:style-name="T247"/></text:p>
      <text:p text:style-name="P49"><text:span text:style-name="T247"/></text:p>
      <text:p text:style-name="P49"><text:span text:style-name="T247"/></text:p>
      <text:p text:style-name="P49"><text:span text:style-name="T247"/></text:p>
      <text:p text:style-name="P49"><text:span text:style-name="T247"/></text:p>
      <text:p text:style-name="P16"><text:bookmark-start text:name="_Toc33"/><text:bookmark-start text:name="__RefHeading___Toc2174_78737460"/><text:bookmark text:name="_heading=h.txud4qvqlsc6"/><text:soft-page-break/><text:span text:style-name="T288">Story</text:span><text:bookmark-end text:name="_Toc33"/><text:bookmark-end text:name="__RefHeading___Toc2174_78737460"/></text:p>
      <text:p text:style-name="P20"><text:bookmark-start text:name="__RefHeading___Toc2443_78737460"/><text:bookmark-start text:name="_Toc34"/><text:bookmark text:name="_heading=h.6tybw29mmewh"/>Story (Brief)<text:bookmark-end text:name="__RefHeading___Toc2443_78737460"/><text:bookmark-end text:name="_Toc34"/></text:p>
      <text:p text:style-name="P32">The game begins as Aelor, a police student of Visthansia (the city where people can wear microchips to not hurt other people), is on her way to defeat a memories manipulating creature as part of her graduation from school. After defeating the creature she somehow gets infected by a disease where a person presents a mark somewhere on their body and another person presents the exact same mark, the two people have to meet or they die.</text:p>
      <text:p text:style-name="P32">Desperate she looks for various solutions to her problem and finally finds herself in a jungle beyond the center of the world where an ancient tribe resides. She finds her pair and tries to take her to Visthansia to cure. After a series of dramatic events Aelor kills the girl, in the process fiinding out the truth about the world she lives in. <text:span text:style-name="T299">She heads</text:span> to the top of the mountain at the center of the world where she defeats the Balance Aes <text:span text:style-name="T299">and returns the Aes to their original form </text:span><text:span text:style-name="T302">while also giving Etenrll Life to the people of Aezla.</text:span> This is where the game ends.</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32"><text:span text:style-name="T246"/></text:p>
      <text:p text:style-name="P20"><text:bookmark-start text:name="__RefHeading___Toc2445_78737460"/><text:bookmark-start text:name="_Toc35"/><text:bookmark text:name="_heading=h.4mhdydduv1ag"/><text:soft-page-break/>Story (Detailed)<text:bookmark-end text:name="__RefHeading___Toc2445_78737460"/><text:bookmark-end text:name="_Toc35"/></text:p>
      <text:p text:style-name="P27"><text:bookmark-start text:name="__RefHeading___Toc2447_78737460"/><text:bookmark-start text:name="_Toc36"/><text:bookmark text:name="_heading=h.rs47z7kzkp6a"/>Introduction<text:bookmark-end text:name="__RefHeading___Toc2447_78737460"/><text:bookmark-end text:name="_Toc36"/></text:p>
      <text:p text:style-name="P33">The game begins when Aelor, our protagonist, needs to defeat a creature that manipulates the memories of people for her graduation as a police officer in the city of Visthansia, where people wear microchips that don’t allow them to hurt other people (but only if they want to and get paid for it). </text:p>
      <text:p text:style-name="P33"/>
      <text:p text:style-name="P33">Also, in this city children can’t talk because of a creature. At the time the game begins, a creature has appeared oni the mountain in the center of the world that sucks everything to it and makes them disappear. </text:p>
      <text:p text:style-name="P33"/>
      <text:p text:style-name="P33">The effect of the creature doesn’t seem to be apparent on places with civilisation and roads, so Aelor follows the road to the place where the creature that manipulates memories is in the hope that he will be successful in finding one. </text:p>
      <text:p text:style-name="P27"/>
      <text:p text:style-name="P27"><text:bookmark-start text:name="__RefHeading___Toc2449_78737460"/><text:bookmark-start text:name="_Toc37"/><text:bookmark text:name="_heading=h.gmuahah2i4sb"/>The mark<text:bookmark-end text:name="__RefHeading___Toc2449_78737460"/><text:bookmark-end text:name="_Toc37"/></text:p>
      <text:p text:style-name="P34"><text:span text:style-name="T298">Aelor</text:span> after managing to get to the right place finds the memories creature and defeats it. After that <text:span text:style-name="T301">s</text:span>he passes out. <text:span text:style-name="T301">Sh</text:span>e wakes up in nearby village where h<text:span text:style-name="T301">er</text:span> saviour tells h<text:span text:style-name="T301">er</text:span> <text:span text:style-name="T301">s</text:span>he’s been infected with a disease where a person presents a mark somewhere on their body and another person presents the exact same mark, the two people have to meet or they die (in about a period of 6 months). </text:p>
      <text:p text:style-name="P34"/>
      <text:p text:style-name="P34">This village is well known to <text:span text:style-name="T301">live in an eternal 3-day cycle.</text:span> <text:span text:style-name="T301">O</text:span>ne day <text:span text:style-name="T301">villagers of the past appear in the <text:s/>village</text:span>, o<text:span text:style-name="T301">the next day villagers of the present and the third day villagers of the future. This cycle repeats eternally.</text:span></text:p>
      <text:p text:style-name="P34"/>
      <text:p text:style-name="P34">Aelor can help with various side quests there. After leaving the village she heads back to Vithansia to go to the hospital where recorded cases of the Pair disease are kept in a database. </text:p>
      <text:p text:style-name="P32"><text:soft-page-break/><text:span text:style-name="T246"/></text:p>
      <text:p text:style-name="P32">(Prototype ends here)</text:p>
      <text:p text:style-name="P27"/>
      <text:p text:style-name="P27"><text:bookmark-start text:name="__RefHeading___Toc2451_78737460"/><text:bookmark-start text:name="_Toc38"/><text:bookmark text:name="_heading=h.tkbdk8lv8jmt"/>Looking for salvation<text:bookmark-end text:name="__RefHeading___Toc2451_78737460"/><text:bookmark-end text:name="_Toc38"/></text:p>
      <text:p text:style-name="P34">Aelor goes to the hospital where they can’t find any match for her mark, telling her there’s nothing else they can do for her, unless a match shows up in their database. She has a call with a specialist in Gaia that tells her to go find him so he can examine her properly.</text:p>
      <text:p text:style-name="P34"/>
      <text:p text:style-name="P34">Determined to find a cure she decides to go to the second big city of the world where people can surgically change their likes/dislikes at will. After she gets to the second city, she realizes the whole city is in an uproar. Apparently, the artists and scientists of the city demand to have complete control over their work, meaning that only people that they approve can use their inventions/enjoy their creations. </text:p>
      <text:p text:style-name="P34"/>
      <text:p text:style-name="P34">Aelor makes her way to the hospital and asks the <text:span text:style-name="T301">specialist</text:span> for help. <text:span text:style-name="T301">After examining his own database he </text:span>tells her that her pair is in the jungle noone visits beyond mountain Aezla <text:span text:style-name="T301">(the mountain at the center of the world) </text:span>. When she asks how it’s possible for him to know that, he tells her that he has connections with people there and he’s seen the same mark on one of the girls there, <text:span text:style-name="T301">as his database reminded him.</text:span></text:p>
      <text:p text:style-name="P34"/>
      <text:p text:style-name="P34"/>
      <text:p text:style-name="P27"><text:bookmark-start text:name="__RefHeading___Toc2455_78737460"/><text:bookmark-start text:name="_Toc39"/><text:bookmark text:name="_heading=h.m5q0dc7u3xfs"/>The center of the world<text:bookmark-end text:name="__RefHeading___Toc2455_78737460"/><text:bookmark-end text:name="_Toc39"/></text:p>
      <text:p text:style-name="P32">Aelor decides to head back to Visthansia <text:span text:style-name="T301">a</text:span>nd reports <text:span text:style-name="T301">what she has to do to the headmaster of the Police Academy</text:span>. However, the officers and students there are upset as a student (Faey or Arthas) has vanished. They all think that the Balance Aes has sucked <text:span text:style-name="T301">them</text:span> to the center of Mount Aezla but noone can go. Aelor decides to volunteer to help her friend <text:span text:style-name="T301">as she’s </text:span>heading there in any case.</text:p>
      <text:p text:style-name="P32"><text:span text:style-name="T246"/></text:p>
      <text:p text:style-name="P32"><text:soft-page-break/><text:span text:style-name="T246"/></text:p>
      <text:p text:style-name="P27"><text:bookmark-start text:name="__RefHeading___Toc2457_78737460"/><text:bookmark-start text:name="_Toc40"/><text:bookmark text:name="_heading=h.c7jkxh3w0f5i"/>Voices of the children<text:bookmark-end text:name="__RefHeading___Toc2457_78737460"/><text:bookmark-end text:name="_Toc40"/></text:p>
      <text:p text:style-name="P35">Aelor makes her way to the middle part <text:span text:style-name="T302">of mount Aezla</text:span>, where the<text:span text:style-name="T302">re is a</text:span> horizontal cut with <text:span text:style-name="T302">a</text:span> desert is and finds a village with ethereal beings all talking in children’s voices. Apparently their voices are not loud but they can somehow be heard over a great distance.</text:p>
      <text:p text:style-name="P35"/>
      <text:p text:style-name="P35">The creatures are friendly and tell her that the place where the Void took place is on top of the mountain (the Void is a cataclysmic event when noone knows what happened and transformed our Earth to the world of the game). She also asks where the <text:span text:style-name="T302">Balance</text:span> Aes resides and why it hasn’t harmed her yet.</text:p>
      <text:p text:style-name="P35"/>
      <text:p text:style-name="P35">The Silence Aeses tell her that she’s the chosen one to destroy the Balance Aes which resides at the place where the Void happened. <text:span text:style-name="T302">She asks who chose her and the creatures respond the Eternity Aes. </text:span>She <text:span text:style-name="T302">then asks</text:span> where she can find the Eternity Aes and the creatures tell her she will <text:span text:style-name="T302">f</text:span>ind it where she’s headed.</text:p>
      <text:p text:style-name="P32"><text:span text:style-name="T246"/></text:p>
      <text:p text:style-name="P27"/>
      <text:p text:style-name="P27"><text:bookmark-start text:name="__RefHeading___Toc2459_78737460"/><text:bookmark-start text:name="_Toc41"/><text:bookmark text:name="_heading=h.8y6y1i3bc42d"/>Friend or Foe<text:bookmark-end text:name="__RefHeading___Toc2459_78737460"/><text:bookmark-end text:name="_Toc41"/></text:p>
      <text:p text:style-name="P32"><text:span text:style-name="T246"/></text:p>
      <text:p text:style-name="P35">Aelor makes her way deep in Zerma jungle and finds a tribe of ancient people living there. The people there are not speaking the language she understands but there, clear as day, is a <text:span text:style-name="T302">g</text:span>irl with a mark as hers on her thigh. Excited, Aelor shows her mark and tries to explain to her that they need to go to a hopsital to install a Reverse Module that will cure them, with no luck though.</text:p>
      <text:p text:style-name="P35"/>
      <text:p text:style-name="P35">She decides to go to the chief of the clan and there she sees paintings of the creatures with the voices of children on the walls. She decides to draw the solution to her problem to the chief clan and once the chief understands he agrees to tell the girl to follow her. </text:p>
      <text:p text:style-name="P35"><text:soft-page-break/></text:p>
      <text:p text:style-name="P35">On their way back the duo hears the voices of children in distress and they see the whole body of the Visthansia police killing the creatures that live in the desert in the middle of the mountain. </text:p>
      <text:p text:style-name="P35"/>
      <text:p text:style-name="P35">The girl loses her mind and stars running towards the ethereal creatures’ village. <text:span text:style-name="T302">Aelor</text:span> follows and witnesses the girl use magic on her colleagues. In complete shock she tries to stop her only to be attacked. The Visthansia police start attacking the girl and Aelor, in agony, starts attacking her friends to save the girl that will save h<text:span text:style-name="T302">er</text:span> life.</text:p>
      <text:p text:style-name="P32"><text:span text:style-name="T246"/></text:p>
      <text:p text:style-name="P27"><text:bookmark-start text:name="__RefHeading___Toc2461_78737460"/><text:bookmark-start text:name="_Toc42"/><text:bookmark text:name="_heading=h.y9rorn9go7x5"/>The chosen one<text:bookmark-end text:name="__RefHeading___Toc2461_78737460"/><text:bookmark-end text:name="_Toc42"/></text:p>
      <text:p text:style-name="P32"><text:span text:style-name="T246"/></text:p>
      <text:p text:style-name="P35">Suddenly a great hum is heard and massive amounts of creatures from all over the world start attacking the Visthansia police which soon are all dead. Aelor passes out. </text:p>
      <text:p text:style-name="P35"/>
      <text:p text:style-name="P35">After she wakes up she’s all alone with countless bodies dead around her, both of police officers and ethereal creatures. The girl is gone and Aelor is left all alone. She goes back to the village only to learn that the girl hasn’t been there since she left with her. Asked where she is, she tells the tribe that she lost her when fighting a creature and passed out (lying to them). The chief tells her to pray by the Eternity Tree just outside the village.</text:p>
      <text:p text:style-name="P35"/>
      <text:p text:style-name="P35">Aelor heads there out of curiosity and starts praying as an act of respect the people of Zerma village. Suddenly, the tree starts talking to her, telling her she’s chosen to destroy the Balance Aes. When Aelor asks why her, the tree tells her her mom and dad visited the tree (as Aelor’s dad was a State Relations secretary) and it felt her overly kind and determined nature.</text:p>
      <text:p text:style-name="P35"/>
      <text:p text:style-name="P35">A violent Aes tried attacking her but the tree saved her and she befriended that Aes. And that happened again with the Memory Aes where she should have died. She tells her that she’s safe and under the tree’s protection. Aelor has so many questions but the Eternity Aes doesn’t tell her anything else, including where the girl is.</text:p>
      <text:p text:style-name="P35"><text:soft-page-break/></text:p>
      <text:p text:style-name="P35"/>
      <text:p text:style-name="P32">Not knowing what else to do she heads back to Visthansia hoping the girl might be there (as she drew a map to the chief clan of where “salvation is”).</text:p>
      <text:p text:style-name="P32">Once she gets there she is welcomed as a hero as the children can speak again and when asked what happened she explains (minus the fact that she attacked her colleagues). She heads to the hospital to ask if any weird girl has come by to which the answer is no. Not knowing what else to do Aelor decides to go the second city to see if the girl is at least there.</text:p>
      <text:p text:style-name="P32"><text:span text:style-name="T246"/></text:p>
      <text:p text:style-name="P32"><text:span text:style-name="T290"/></text:p>
      <text:p text:style-name="P32"><text:bookmark-start text:name="__RefHeading___Toc2465_78737460"/><text:bookmark text:name="_heading=h.5m0nmlwv3n41"/><text:span text:style-name="T290">Chaos</text:span><text:bookmark-end text:name="__RefHeading___Toc2465_78737460"/></text:p>
      <text:p text:style-name="P32"><text:span text:style-name="T246"/></text:p>
      <text:p text:style-name="P35">On her way there she sees an ethereal creature that has somehow survived the onslaught. She chases it and finally catches up with it. She makes clear that she is a friend and asks the creature what its connection is with the voices of the children in Visthansia. </text:p>
      <text:p text:style-name="P35"/>
      <text:p text:style-name="P35">The creature explains that the creatures inhabiting the land are people from before the Void that have become their dreams and experiences in this world. So for example if someone didn’t express their feelings before the Void t<text:span text:style-name="T302">hey want a voice in this world</text:span>. <text:span text:style-name="T302">As such the Silence Aeses are stealing the voices of Visthansia’s children. </text:span></text:p>
      <text:p text:style-name="P35"/>
      <text:p text:style-name="P35">Aelor, not losing her chance to ask, also express her curiosity of what the Balance Aes is. The creature explains that it’s the most powerful Aes in the land and that in order for a new Void not to happen, the world must be in complete balance, so in order for people to be happy they have to have experienced equal sadness.</text:p>
      <text:p text:style-name="P35"/>
      <text:p text:style-name="P35">Aelor is ready to ask more questions when the girl with the same mark appears. When she sees her she attacks her and they fight. Aelor fights her and wounds her gravely. She immediately takes her to Visthansia to be cured. The doctors aren’<text:span text:style-name="T302">t</text:span> able to save her unfortunately and tell Aelor there is no solution anymore. When Aelor <text:soft-page-break/>checks again the mark is gone from her body.</text:p>
      <text:p text:style-name="P32"><text:span text:style-name="T246"/></text:p>
      <text:p text:style-name="P28"><text:bookmark-start text:name="_Toc43"/>Truth and Lies<text:bookmark-end text:name="_Toc43"/></text:p>
      <text:p text:style-name="P32"><text:span text:style-name="T246"/></text:p>
      <text:p text:style-name="P32">Extremely curious of how she’s still alive Aelor decides to ask her doctor (Aesthim) of what has happened. Her doctor tells her that he has no idea what’s going on as most people find <text:span text:style-name="T302">their </text:span>pair and get cured. She’s a very special case where her pair died before she could be cured. Aelor is very suspicious of the situation and decides to ask her professor at the academy (Faerkon) if he’s ever heard of something similar again. He seems extremely stressed but doesn’t tell her anything. Aelor decides to take things to the extreme and go back to the Silence Aes that is in Trithor forest in case it can tell her something.</text:p>
      <text:p text:style-name="P32"><text:span text:style-name="T246"/></text:p>
      <text:p text:style-name="P35">The creature explains that the Void was WW III and that the governments of Aezla have been trying to avoid another WW for a millenium by using any means they can, including lying to their people. It also tells her that the latest in a series of inventions is DNA manipulation. They are secretly changing the DNA of their people through Soft X Rays to make them kind and drive them away from war. </text:p>
      <text:p text:style-name="P35"/>
      <text:p text:style-name="P35"/>
      <text:p text:style-name="P35">Aelor can make a decision to join them or go against them here (something that will matter in the sequel). Finally the Silence Aes tells her that Eternal Life has also been invented but the Balance Aes doesn’t allow the people of Aezla to have that and that’s why it has started being offensive to them.</text:p>
      <text:p text:style-name="P32"><text:span text:style-name="T246"/></text:p>
      <text:p text:style-name="P32"><text:span text:style-name="T246"/></text:p>
      <text:p text:style-name="P27"><text:bookmark-start text:name="__RefHeading___Toc2467_78737460"/><text:bookmark-start text:name="_Toc44"/><text:bookmark text:name="_heading=h.6jo34i89saql"/>Ending<text:bookmark-end text:name="__RefHeading___Toc2467_78737460"/><text:bookmark-end text:name="_Toc44"/></text:p>
      <text:p text:style-name="P32"><text:span text:style-name="T246"/></text:p>
      <text:p text:style-name="P47">Aelor decides it’s time to face the Balance Aes. Once she gets to the middle of Mount Aezla, she finds no village any more and a path to the top of the mountain in its place. She climbs the path and finally finds the Balance Aes, a creature of light and <text:soft-page-break/>darkness. She defeats it and all the Aeses in the world are returned to their former selves, be it human or animal, plant or object. <text:span text:style-name="T302">Also the people of Aezla can now have Eternal life.</text:span></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47"><text:span text:style-name="T285"/></text:p>
      <text:p text:style-name="P15"><text:bookmark-start text:name="__RefHeading___Toc2146_78737460"/><text:bookmark-start text:name="_Toc7"/><text:bookmark text:name="_heading=h.hhg45ka1m1q"/><text:soft-page-break/><text:span text:style-name="T288">Core Gameplay Ideas</text:span><text:bookmark-end text:name="__RefHeading___Toc2146_78737460"/><text:bookmark-end text:name="_Toc7"/></text:p>
      <text:list text:style-name="WWNum14">
        <text:list-item>
          <text:p text:style-name="P36">Modular Augmentations (Depending on the personal Karma you would like to favour for Aelo<text:span text:style-name="T300">r</text:span>).</text:p>
        </text:list-item>
        <text:list-item>
          <text:p text:style-name="P36">Graphics (LODs that change) that change according to the main charatcer's abilities and current Karma state.<text:span text:style-name="T246"/></text:p>
        </text:list-item>
        <text:list-item>
          <text:p text:style-name="P36">Enviromental puzzles that lead to different paths according to what the player chooses to do.<text:span text:style-name="T246"/></text:p>
        </text:list-item>
        <text:list-item>
          <text:p text:style-name="P36">The player chooses the traits of his best friend (even customizes his appearance if possible) (their best friend will be their love partner in the end) at the beginning of the game with a number of questions (akin to Morrowind) and this friend (male, female or LBGTQ+) takes different actions according to the player's choices in the game, with multiple potential endings for them.<text:span text:style-name="T246"/></text:p>
        </text:list-item>
        <text:list-item>
          <text:p text:style-name="P36">A Scan Visor. For better understanding the world and lore of the game.<text:span text:style-name="T246"/></text:p>
        </text:list-item>
        <text:list-item>
          <text:p text:style-name="P36">Ability for telekinetic powers if you befriend/defeat the appropriate Aes.<text:span text:style-name="T246"/></text:p>
        </text:list-item>
        <text:list-item>
          <text:p text:style-name="P36">Aes can have any kind of shape or form (they are the strongest feelings and desires of people from before the Void World War).<text:span text:style-name="T246"/></text:p>
        </text:list-item>
        <text:list-item>
          <text:p text:style-name="P36">Puzzle Areas (like Temples, Dungeons and Ruins) to gain new abilities.<text:span text:style-name="T246"/></text:p>
        </text:list-item>
        <text:list-item>
          <text:p text:style-name="P36">Real World Data (like the numbers of endagered animals in the real world) will be used for different events in the game. For example if the number of white tigers decreases some characters in the game vanish for a period of time and come back. If this number increases positive enviromental or stats effects may happen in the game. It will also be used for the personalities of the characters in the game. This will be a thing in all three Reverse Module games.<text:span text:style-name="T246"/></text:p>
        </text:list-item>
        <text:list-item>
          <text:p text:style-name="P36">Behind the shoulder camera (with the choice for the player to have it behind the left or right shoulder and select distance to the right or left). The player may also choose to have a centered camera in the settings.</text:p>
        </text:list-item>
      </text:list>
      <text:p text:style-name="P37"/>
      <text:p text:style-name="P37"/>
      <text:p text:style-name="P37"/>
      <text:p text:style-name="P15"><text:bookmark-start text:name="__RefHeading___Toc2176_78737460"/><text:bookmark-start text:name="_Toc45"/><text:bookmark text:name="_heading=h.c8evx8x7ph96"/><text:soft-page-break/><text:span text:style-name="T288">Atmosphere</text:span><text:bookmark-end text:name="__RefHeading___Toc2176_78737460"/><text:bookmark-end text:name="_Toc45"/></text:p>
      <text:p text:style-name="P1">The atmosphere of the game aims to be a combination of North European culture with influences from the Middle East and Asia. Armour and equipment in general can be inspired by all these locations as also clothes worn by NPCs and characters. This should be combined with a futuristic feel to reflect the era the game takes place in. Vagrant Story could be an inspiration for all these. The music will be electronic for the most part akin to Moby with the appropriate feeling for each area. The dialogues should be short and not tire the player with too much info or be too imposing on him concerning the meanings the game tries to convey.<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text:span text:style-name="T246"/></text:p>
      <text:p text:style-name="P13"><text:bookmark-start text:name="_Toc46"/><text:soft-page-break/>Specifics<text:bookmark-end text:name="_Toc46"/><text:span text:style-name="T254"/></text:p>
      <text:list text:style-name="L32">
        <text:list-item>
          <text:p text:style-name="P22"><text:bookmark-start text:name="_Toc47"/>Visthansia<text:bookmark-end text:name="_Toc47"/><text:span text:style-name="T255"/></text:p>
        </text:list-item>
      </text:list>
      <text:p text:style-name="P2"><text:span text:style-name="T246"/></text:p>
      <text:p text:style-name="P2">Visthansia is seperated in 4 Biomes according to the ethical beliefs about technology. So for example these 4 Biomes are:<text:span text:style-name="T246"/></text:p>
      <text:list text:style-name="WWNum16">
        <text:list-item>
          <text:p text:style-name="P38">People who have SEC1 on.<text:span text:style-name="T246"/></text:p>
        </text:list-item>
        <text:list-item>
          <text:p text:style-name="P38">People who have SEC2 on.<text:span text:style-name="T246"/></text:p>
        </text:list-item>
        <text:list-item>
          <text:p text:style-name="P38">People who have both SECs on<text:span text:style-name="T246"/></text:p>
        </text:list-item>
        <text:list-item>
          <text:p text:style-name="P38">People who despise the SEC<text:span text:style-name="T246"/></text:p>
        </text:list-item>
      </text:list>
      <text:p text:style-name="P3"><text:span text:style-name="T246"/></text:p>
      <text:p text:style-name="P3">Also, the SEC can have “modules” on it the wearer chooses so as to access different technologies available in the city which is a Smart City.<text:span text:style-name="T246"/></text:p>
      <text:p text:style-name="P3">Visthansians have invented Magnetic Circuits which don’t require power to function and can have, thus, technology that seems like magic without the need for any kind of power source.<text:span text:style-name="T246"/></text:p>
      <text:p text:style-name="P51"><text:span text:style-name="T255"/></text:p>
      <text:list text:style-name="L33">
        <text:list-item>
          <text:p text:style-name="P23"><text:bookmark-start text:name="_Toc48"/>Gaia<text:bookmark-end text:name="_Toc48"/><text:span text:style-name="T255"/></text:p>
        </text:list-item>
      </text:list>
      <text:p text:style-name="P2">In Gaia the Biomes are seperated into religious beliefs so for example the 4 Biomes could be:<text:span text:style-name="T246"/></text:p>
      <text:p text:style-name="P2"><text:span text:style-name="T246"/></text:p>
      <text:list text:style-name="WWNum17">
        <text:list-item>
          <text:p text:style-name="P39">Christians<text:span text:style-name="T246"/></text:p>
        </text:list-item>
        <text:list-item>
          <text:p text:style-name="P39">Muslim<text:span text:style-name="T246"/></text:p>
        </text:list-item>
        <text:list-item>
          <text:p text:style-name="P39">Buddhist<text:span text:style-name="T246"/></text:p>
        </text:list-item>
        <text:list-item>
          <text:p text:style-name="P39">Atheist<text:span text:style-name="T246"/></text:p>
        </text:list-item>
      </text:list>
      <text:p text:style-name="P2"><text:span text:style-name="T246"/></text:p>
      <text:p text:style-name="P2">Gaians are not that technologically advanced but they do use some of the tech Visthansia has invented, powered through replenishable forms of energy though like Solar energy and Wind energy though. They do have a more advanced connection with the Aes though and is not uncommon to befriend them to achieve various goals needed for the lives of the citizens.<text:span text:style-name="T246"/></text:p>
      <text:p text:style-name="P2"><text:span text:style-name="T246"/></text:p>
      <text:p text:style-name="P2"><text:span text:style-name="T246"/></text:p>
      <text:p text:style-name="P2"><text:span text:style-name="T246"/></text:p>
      <text:list text:style-name="L34">
        <text:list-item>
          <text:p text:style-name="P24"><text:bookmark-start text:name="_Toc49"/>The Void<text:bookmark-end text:name="_Toc49"/><text:span text:style-name="T255"/></text:p>
        </text:list-item>
      </text:list>
      <text:p text:style-name="P2">The Void is the period that was deleted from history by the Aezlan governments in favour of peace between the two cities on Little Barrier Island. It started in 2053 A.D. when WW III ended and lasted for 1052 years up to 3105 A.D. . 3 years later the cities <text:soft-page-break/>of Visthansia and Gaia were formed. Visthansia was home to the the more progressive people that survived the carnage, while Gaia was where the conservative people gathered. Trithor was founded by the people who chose no side as their main goal was to leave the past behind and focus on their survival on the only island of Earth that has seemingly not been infected by the nuclear polution.<text:span text:style-name="T246"/></text:p>
      <text:p text:style-name="P2">The governments of the cities immediately decided to stop recording historical events in the hope that people in the future would forget about WW III and what seperated them.<text:span text:style-name="T246"/></text:p>
      <text:p text:style-name="P2">The decision for no military forces was also decided at that time.<text:span text:style-name="T246"/></text:p>
      <text:p text:style-name="P2">Around 100 years later, in 2148, the Aes started appearing on the island with the first Aes influencing the life of Aezla being the Timeshifting Aes that made life in Trithor almost unberable and isolating the inhabitants of the village from the rest of the world.<text:span text:style-name="T246"/></text:p>
      <text:p text:style-name="P2">During the remaining 900 years not much happened, apart from new Aeses appearing over time, and the cities were allowed to become prosper and advanced like no city on earth was before.<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5"><text:bookmark-start text:name="_Toc50"/><text:soft-page-break/><text:span text:style-name="T288">Stats and Karma</text:span><text:bookmark-end text:name="_Toc50"/></text:p>
      <text:p text:style-name="P45"><text:span text:style-name="T246"/></text:p>
      <text:p text:style-name="P45">The game operates in a hierarchical way. First and foremost there are three types of karma<text:span text:style-name="T278"> which are the Primary Attributes</text:span>. Following is their description:</text:p>
      <text:p text:style-name="P45"><text:span text:style-name="T246"/></text:p>
      <text:p text:style-name="P29"><text:span text:style-name="T260">1. </text:span><text:span text:style-name="T261">Sanchitta</text:span><text:span text:style-name="T260"><text:line-break/> These are the accumulated works and actions that you have completed in <text:s/>the past. These cannot be changed but can only wait to come into <text:s/>fruition. This is the vast accumulation of karma that encompasses our <text:s/>countless past lifetimes. This comprises every action that you have ever <text:s/>made in your past and present lives.</text:span></text:p>
      <text:p text:style-name="P29"><text:span text:style-name="T262">2. </text:span><text:span text:style-name="T267">Prarabdha</text:span><text:span text:style-name="T262"><text:line-break/> Prarabdha is that portion of the past karma that is responsible for the <text:s/>present. These are the ripe and fructuous actions and reactions. The <text:s/>things that you did in the past make you what you are today. It cannot <text:s/>be avoided or changed, but only exhausted by being experienced.</text:span> </text:p>
      <text:p text:style-name="P29"><text:span text:style-name="T268">3. </text:span><text:span text:style-name="T272">Agami</text:span><text:span text:style-name="T268"><text:line-break/> Agami Karma is the Karma we are creating for ourselves right here in the <text:s/>current moment. It is the action that we create and the choices we make <text:s/>right now, as we live this present lifetime.</text:span></text:p>
      <text:p text:style-name="P45"><text:span text:style-name="T246"/></text:p>
      <text:p text:style-name="P45">These 3 types of karma encompass all attributes and stats present in the game. As Aelor fights or befriends Aes (the creatures that are mostly defined by karma) her stats and attributes change depending on the karma class and specific attributes of that particular Aes.</text:p>
      <text:p text:style-name="P45"><text:span text:style-name="T246"/></text:p>
      <text:p text:style-name="P45">The specific <text:span text:style-name="T278">parameters</text:span> present in the game are:</text:p>
      <text:p text:style-name="P45"><text:span text:style-name="T246"/></text:p>
      <text:list text:style-name="WWNum18">
        <text:list-item>
          <text:p text:style-name="P40"><text:span text:style-name="T264">Vitality</text:span><text:span text:style-name="T265"> - <text:s/>Prarabdha</text:span></text:p>
        </text:list-item>
        <text:list-item>
          <text:p text:style-name="P40"><text:span text:style-name="T274">Implant/mental integrity</text:span><text:span text:style-name="T275"> - Sanchitta</text:span></text:p>
        </text:list-item>
        <text:list-item>
          <text:p text:style-name="P40"><text:span text:style-name="T269">Aes Rapport </text:span><text:span text:style-name="T270">– Agami</text:span></text:p>
        </text:list-item>
        <text:list-item>
          <text:p text:style-name="P40"><text:span text:style-name="T266">Athletics</text:span><text:span text:style-name="T265"> - Prarabdha</text:span></text:p>
        </text:list-item>
        <text:list-item>
          <text:p text:style-name="P40"><text:span text:style-name="T271">Spirit</text:span><text:span text:style-name="T270"> – Agami</text:span></text:p>
        </text:list-item>
        <text:list-item>
          <text:p text:style-name="P40"><text:span text:style-name="T266">Brawl</text:span><text:span text:style-name="T275"> - </text:span><text:span text:style-name="T265">Prarabdha</text:span></text:p>
        </text:list-item>
        <text:list-item>
          <text:p text:style-name="P40"><text:span text:style-name="T274">Guns</text:span><text:span text:style-name="T265"> - </text:span><text:span text:style-name="T275">Sanchitta</text:span></text:p>
        </text:list-item>
        <text:list-item>
          <text:p text:style-name="P40"><text:span text:style-name="T274">Security (computers and locks) </text:span><text:span text:style-name="T275">- Sanchitta</text:span></text:p>
        </text:list-item>
        <text:list-item>
          <text:p text:style-name="P40"><text:span text:style-name="T269">Will</text:span><text:span text:style-name="T270"> - Agami</text:span></text:p>
        </text:list-item>
      </text:list>
      <text:p text:style-name="P46"><text:span text:style-name="T246"/></text:p>
      <text:p text:style-name="P46">Now, Aes are differentiated by their nature (<text:span text:style-name="T276">Hostile</text:span> or <text:span text:style-name="T277">Calm</text:span>) and Karma class.</text:p>
      <text:p text:style-name="P46"><text:span text:style-name="T246"/></text:p>
      <text:p text:style-name="P46">Above each Aes there are icons representing these attributes. Red if the Aes is actively <text:span text:style-name="T276">Hostile</text:span> and White if it’s <text:span text:style-name="T277">Calm</text:span>. And Blue if it has any attributes concerning <text:span text:style-name="T273">Sanchitta</text:span>, Green for <text:span text:style-name="T262">Prarabdha</text:span> and Purple for<text:span text:style-name="T262"> </text:span><text:span text:style-name="T268">Agami</text:span><text:span text:style-name="T262">.</text:span></text:p>
      <text:p text:style-name="P46"><text:span text:style-name="T246"/></text:p>
      <text:p text:style-name="P46"><text:span text:style-name="T246"/></text:p>
      <text:p text:style-name="P46"><text:span text:style-name="T278">The specific stats based in the game are:</text:span></text:p>
      <text:p text:style-name="P46"><text:soft-page-break/><text:span text:style-name="T246"/></text:p>
      <text:list text:style-name="WWNum21">
        <text:list-item>
          <text:p text:style-name="P41"><text:span text:style-name="T278">Health (Vitality)</text:span></text:p>
        </text:list-item>
        <text:list-item>
          <text:p text:style-name="P41"><text:span text:style-name="T278">Mana (Aes Rapport)</text:span></text:p>
        </text:list-item>
        <text:list-item>
          <text:p text:style-name="P41"><text:span text:style-name="T278">Attack (Brawl/Guns)</text:span></text:p>
        </text:list-item>
        <text:list-item>
          <text:p text:style-name="P41"><text:span text:style-name="T278">Defense (Vitality)</text:span></text:p>
        </text:list-item>
        <text:list-item>
          <text:p text:style-name="P41"><text:span text:style-name="T278">Mana Attack (Aes Rapport)</text:span></text:p>
        </text:list-item>
        <text:list-item>
          <text:p text:style-name="P41"><text:span text:style-name="T278">Mana Defense (Aes Rapport)</text:span></text:p>
        </text:list-item>
        <text:list-item>
          <text:p text:style-name="P41"><text:span text:style-name="T278">Stamina</text:span></text:p>
        </text:list-item>
        <text:list-item>
          <text:p text:style-name="P41"><text:span text:style-name="T278">Agility (Atheltics)</text:span></text:p>
        </text:list-item>
        <text:list-item>
          <text:p text:style-name="P41"><text:span text:style-name="T278">Technical Ability (Security/Mental)</text:span></text:p>
        </text:list-item>
        <text:list-item>
          <text:p text:style-name="P41"><text:span text:style-name="T278">Charm (Spirit)</text:span></text:p>
        </text:list-item>
        <text:list-item>
          <text:p text:style-name="P48"><text:span text:style-name="T278">Luck (Will)</text:span></text:p>
        </text:list-item>
      </text:list>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3"><text:span text:style-name="T246"/></text:p>
      <text:p text:style-name="P6"><text:bookmark-start text:name="_Toc51"/><text:soft-page-break/>Characters<text:bookmark-end text:name="_Toc51"/><text:span text:style-name="T255"/></text:p>
      <text:p text:style-name="P7"><text:bookmark-start text:name="_Toc52"/><text:span text:style-name="T292">Visthansia</text:span><text:bookmark-end text:name="_Toc52"/><text:span text:style-name="T256"/></text:p>
      <text:p text:style-name="P4"><text:bookmark-start text:name="_Toc53"/><text:span text:style-name="T294">Aelor</text:span><text:bookmark-end text:name="_Toc53"/><text:span text:style-name="T249"/></text:p>
      <text:p text:style-name="P2"><text:span text:style-name="T296">Gender</text:span><text:span text:style-name="T297">: Female</text:span></text:p>
      <text:p text:style-name="P2"><text:span text:style-name="T296">Background</text:span><text:span text:style-name="T295">: The main character of the game. A teenager of 19 years old that has enrolled in the Police Academy with the goal of helping the people of the city as best as she can. She’s lost her father at the age of 15 when she was about to start speaking due to the Silence Aes. She’s upbeat but determined and counts a lot on her best friends (Arthas and Faey) to help her in time of trouble. She is destined to defeat the balance Aes by the end of the game.</text:span></text:p>
      <text:p text:style-name="P2"><text:span text:style-name="T246"/></text:p>
      <text:p text:style-name="P4"><text:bookmark-start text:name="_Toc54"/><text:span text:style-name="T294">Arthas</text:span><text:bookmark-end text:name="_Toc54"/><text:span text:style-name="T249"/></text:p>
      <text:p text:style-name="P2"><text:span text:style-name="T296">Gender</text:span><text:span text:style-name="T295">: Male</text:span></text:p>
      <text:p text:style-name="P2"><text:span text:style-name="T296">Background</text:span><text:span text:style-name="T295">: One of the two best friends of Aelor. He’s a big guy, witty and kind. Also a student of the police Academy, with the goal of driving bad Aes away from the city of Visthansia. The son of a police officer himself, which he lost in an excursion against a really nasty Age Aes when he was just 4. He’s also 19 years old and his romantic preference between Faey and Aelor will be influenced by the Best Friend Test at the beginning of the game.</text:span></text:p>
      <text:p text:style-name="P2"><text:span text:style-name="T246"/></text:p>
      <text:p text:style-name="P4"><text:bookmark-start text:name="_Toc55"/><text:span text:style-name="T294">Faey</text:span><text:bookmark-end text:name="_Toc55"/><text:span text:style-name="T249"/></text:p>
      <text:p text:style-name="P2"><text:span text:style-name="T296">Gender</text:span><text:span text:style-name="T295">: Female</text:span></text:p>
      <text:p text:style-name="P2"><text:span text:style-name="T296">Background</text:span><text:span text:style-name="T295">: The other best friend of Aelor. Kind, serene and doesn’t talk too much, quite on point when she does though. Both her parents live and she joined the Police Academy in order to protect her loved ones. Her romantic preference and closeness to Aelor will also be partially influenced by the Best Friend Test at the beginning of the game.</text:span></text:p>
      <text:p text:style-name="P2"><text:span text:style-name="T246"/></text:p>
      <text:p text:style-name="P4"><text:bookmark-start text:name="_Toc56"/><text:span text:style-name="T294">Elisa</text:span><text:bookmark-end text:name="_Toc56"/><text:span text:style-name="T249"/></text:p>
      <text:p text:style-name="P2"><text:span text:style-name="T296">Gender</text:span><text:span text:style-name="T295">: Female</text:span></text:p>
      <text:p text:style-name="P2"><text:span text:style-name="T296">Background</text:span><text:span text:style-name="T295">: Aelor’s mother. She’s kind, a little angry at the world and wise. She’s 43 years old and lost her husband 4 years prior to the beginning of the game due to <text:s/>a heart attack. She is always supportive of Aelor’s decisions, trusting the mind of her daughter and her abilities. She doesn’t play a huge role in the game but some dialogue choices the player makes when talking to her can influence things.</text:span></text:p>
      <text:p text:style-name="P2"><text:span text:style-name="T246"/></text:p>
      <text:p text:style-name="P4"><text:bookmark-start text:name="_Toc57"/><text:span text:style-name="T294">Trevor</text:span><text:bookmark-end text:name="_Toc57"/><text:span text:style-name="T249"/></text:p>
      <text:p text:style-name="P2"><text:span text:style-name="T296">Gender</text:span><text:span text:style-name="T295">: Male</text:span></text:p>
      <text:p text:style-name="P2"><text:soft-page-break/><text:span text:style-name="T296">Background</text:span><text:span text:style-name="T295">: Elisa’s husband. A secretary for the State Relations office of Visthansia, he died at the age of 49 due to a heart attack. He was brought in Visthansia’s hospital but not in time for him to be saved. His wife loved him dearly and she’s still angry at the doctors of the hospital for not being able to save him.</text:span></text:p>
      <text:p text:style-name="P2"><text:span text:style-name="T246"/></text:p>
      <text:p text:style-name="P4"><text:bookmark-start text:name="_Toc58"/><text:span text:style-name="T294">Valar</text:span><text:bookmark-end text:name="_Toc58"/><text:span text:style-name="T249"/></text:p>
      <text:p text:style-name="P2"><text:span text:style-name="T296">Gender</text:span><text:span text:style-name="T295">: Female</text:span></text:p>
      <text:p text:style-name="P2"><text:span text:style-name="T296">Background</text:span><text:span text:style-name="T295">: Arthas’s mother. She’s also a big lady, kind and strict. She doesn’t very much like the fact that her son has enrolled in the police academy, still feeling grief for the loss of her husband on a mission that happened 15 years ago. She’s very supportive of Aelor and likes a bit more than other Arthas’s other friends. </text:span></text:p>
      <text:p text:style-name="P2"><text:span text:style-name="T246"/></text:p>
      <text:p text:style-name="P4"><text:bookmark-start text:name="_Toc59"/><text:span text:style-name="T294">Aekon</text:span><text:bookmark-end text:name="_Toc59"/><text:span text:style-name="T249"/></text:p>
      <text:p text:style-name="P2"><text:span text:style-name="T296">Gender</text:span><text:span text:style-name="T295">: Male</text:span></text:p>
      <text:p text:style-name="P2"><text:span text:style-name="T296">Background</text:span><text:span text:style-name="T295">: Arthas’s father. A very determined and kind police officer who gave his life to save the people of Visthansia from a serious increase in Age Aes’s numbers near the city. He loved his son dearly but Arthas barely remembers him. Still, he’s proud to be the son of a hero.</text:span></text:p>
      <text:p text:style-name="P2"><text:span text:style-name="T246"/></text:p>
      <text:p text:style-name="P2"><text:span text:style-name="T246"/></text:p>
      <text:p text:style-name="P4"><text:bookmark-start text:name="_Toc60"/><text:span text:style-name="T294">Mary</text:span><text:bookmark-end text:name="_Toc60"/><text:span text:style-name="T249"/></text:p>
      <text:p text:style-name="P2"><text:span text:style-name="T296">Gender</text:span><text:span text:style-name="T295">: Female</text:span></text:p>
      <text:p text:style-name="P2"><text:span text:style-name="T296">Background</text:span><text:span text:style-name="T295">: Faey’s mother. She’s extremely kind, positive and silent most of the time like her daughter. Very supportive of her daughter to make the right decisions, she also will play a role in some quests in the game according to what the player chooses.</text:span></text:p>
      <text:p text:style-name="P2"><text:span text:style-name="T246"/></text:p>
      <text:p text:style-name="P2"><text:span text:style-name="T246"/></text:p>
      <text:p text:style-name="P4"><text:bookmark-start text:name="_Toc61"/><text:span text:style-name="T294">Teon</text:span><text:bookmark-end text:name="_Toc61"/><text:span text:style-name="T249"/></text:p>
      <text:p text:style-name="P2"><text:span text:style-name="T296">Gender</text:span><text:span text:style-name="T295">: Male</text:span></text:p>
      <text:p text:style-name="P2"><text:span text:style-name="T296">Background</text:span><text:span text:style-name="T295">: Faey’s dad likes to call himself “a little runaway”. He’s upbeat, positive like his wife and daughter but likes to talk too much and have fun. He’s very outgoing and always pleasant to other people. His kind nature though can be very easily reversed if someone is rude to him though. He’s supportive of his daughter’s choice , although he wishes she would become a diplomat. Also plays a role in specific quests the player can take on.</text:span></text:p>
      <text:p text:style-name="P2"><text:span text:style-name="T246"/></text:p>
      <text:p text:style-name="P2"><text:span text:style-name="T246"/></text:p>
      <text:p text:style-name="P2"><text:span text:style-name="T246"/></text:p>
      <text:p text:style-name="P4"><text:bookmark-start text:name="_Toc62"/><text:span text:style-name="T294">Faerkon</text:span><text:bookmark-end text:name="_Toc62"/><text:span text:style-name="T249"/></text:p>
      <text:p text:style-name="P2"><text:soft-page-break/><text:span text:style-name="T296">Gender</text:span><text:span text:style-name="T295">: Male</text:span></text:p>
      <text:p text:style-name="P2"><text:span text:style-name="T296">Background</text:span><text:span text:style-name="T295">: The professor responsible for the final year students <text:s/>of the Police Academy. Also the Academy’s Principal. Very strict and pragmatic. He takes 0 misbehaviours and always wants the best of and for his students. The player will have to talk to him a lot throughout the game so the choices made in their dialogues will influence a lot of things.</text:span></text:p>
      <text:p text:style-name="P2"><text:span text:style-name="T246"/></text:p>
      <text:p text:style-name="P4"><text:bookmark-start text:name="_Toc63"/><text:span text:style-name="T294">Aesthim</text:span><text:bookmark-end text:name="_Toc63"/><text:span text:style-name="T249"/></text:p>
      <text:p text:style-name="P2"><text:span text:style-name="T296">Gender</text:span><text:span text:style-name="T295">: Male</text:span></text:p>
      <text:p text:style-name="P2"><text:span text:style-name="T296">Background</text:span><text:span text:style-name="T295">: The doctor responsible for the Pair Disease and the one Aelor will visit on her quest to heal herself from it. Quite serious, kind and compassionate about his patients. He will also play quite a big role in some particular choices in the game.</text:span></text:p>
      <text:p text:style-name="P2"><text:span text:style-name="T246"/></text:p>
      <text:p text:style-name="P2"><text:span text:style-name="T246"/></text:p>
      <text:p text:style-name="P4"><text:bookmark-start text:name="_Toc64"/><text:span text:style-name="T279">Phaedon</text:span><text:bookmark-end text:name="_Toc64"/><text:span text:style-name="T249"/></text:p>
      <text:p text:style-name="P2"><text:span text:style-name="T281">Gender:</text:span><text:span text:style-name="T282"> Male</text:span></text:p>
      <text:p text:style-name="P2"><text:span text:style-name="T281">Background: </text:span><text:span text:style-name="T282">Visthansia’s governor for the past 8 years, Phaedon is a manipulative, unethical and greedy man that will do anything to remain in power. Extremely egocentric, he has enemies all over Visthansia that would like to see him rot in jail for the crimes he’s commited or worse.</text:span></text:p>
      <text:p text:style-name="P2"><text:span text:style-name="T246"/></text:p>
      <text:p text:style-name="P4"><text:bookmark-start text:name="_Toc65"/><text:span text:style-name="T279">Mor</text:span><text:bookmark-end text:name="_Toc65"/><text:span text:style-name="T249"/></text:p>
      <text:p text:style-name="P2"><text:span text:style-name="T246"/></text:p>
      <text:p text:style-name="P2"><text:span text:style-name="T283">Gender: </text:span><text:span text:style-name="T284">Male</text:span></text:p>
      <text:p text:style-name="P2"><text:span text:style-name="T283">Background:</text:span><text:span text:style-name="T284"> Visthansia’s blacksmith</text:span><text:span text:style-name="T283">, </text:span><text:span text:style-name="T284">a kind and tired soul that has been through a lot, losing his sister in a terrific accident known all over Aezla as The Visthansia Incident when a nuclear reactor exploded killing thousands.</text:span></text:p>
      <text:p text:style-name="P2"><text:span text:style-name="T246"/></text:p>
      <text:p text:style-name="P4"><text:bookmark-start text:name="_Toc66"/><text:span text:style-name="T279">Cindy</text:span><text:bookmark-end text:name="_Toc66"/><text:span text:style-name="T249"/></text:p>
      <text:p text:style-name="P2"><text:span text:style-name="T283">Gender:</text:span><text:span text:style-name="T284"> Female</text:span></text:p>
      <text:p text:style-name="P2"><text:span text:style-name="T283">Background:</text:span><text:span text:style-name="T284"> Mor’s wife, they met in school and have been together since even before they could talk. She’s a serene and kind woman with a great sense of empathy for others.</text:span></text:p>
      <text:p text:style-name="P2"><text:span text:style-name="T246"/></text:p>
      <text:p text:style-name="P10"><text:bookmark-start text:name="_Toc67"/><text:span text:style-name="T278">Odysseas</text:span><text:bookmark-end text:name="_Toc67"/><text:span text:style-name="T248"/></text:p>
      <text:p text:style-name="P2"><text:span text:style-name="T281">Gender:</text:span><text:span text:style-name="T282"> Male</text:span></text:p>
      <text:p text:style-name="P2"><text:span text:style-name="T281">Background</text:span><text:span text:style-name="T282">: The son of Mor and Cindy, Odysseas is a 9 year old child with big dreams of opening a Pharmacy in Visthansia. He’s playful, kind and stubborn.</text:span></text:p>
      <text:p text:style-name="P4"><text:span text:style-name="T248"/></text:p>
      <text:p text:style-name="P10"><text:bookmark-start text:name="_Toc68"/><text:soft-page-break/><text:span text:style-name="T278">Amarilia</text:span><text:bookmark-end text:name="_Toc68"/><text:span text:style-name="T248"/></text:p>
      <text:p text:style-name="P2"><text:span text:style-name="T281">Gender:</text:span><text:span text:style-name="T282"> Female</text:span></text:p>
      <text:p text:style-name="P2"><text:span text:style-name="T281">Background</text:span><text:span text:style-name="T282">: Sister to Odysseas. She is 11 years and wants to become a lawyer. She’s kind, serene and loathes lies and injustice.</text:span></text:p>
      <text:p text:style-name="P4"><text:span text:style-name="T248"/></text:p>
      <text:p text:style-name="P10"><text:bookmark-start text:name="_Toc69"/><text:span text:style-name="T278">Ellie</text:span><text:bookmark-end text:name="_Toc69"/><text:span text:style-name="T248"/></text:p>
      <text:p text:style-name="P2"><text:span text:style-name="T281">Gende</text:span><text:span text:style-name="T282">r</text:span><text:span text:style-name="T281">:</text:span><text:span text:style-name="T282"> Female</text:span></text:p>
      <text:p text:style-name="P2"><text:span text:style-name="T281">Background:</text:span><text:span text:style-name="T282"> <text:s/>The third child of Mor and Cindy, Ellie is a very energetic 7 year old. Always curious and defiant she’s always up for <text:s/>the next adventure.</text:span></text:p>
      <text:p text:style-name="P4"><text:span text:style-name="T248"/></text:p>
      <text:p text:style-name="P10"><text:bookmark-start text:name="_Toc70"/><text:span text:style-name="T278">Evie</text:span><text:bookmark-end text:name="_Toc70"/><text:span text:style-name="T248"/></text:p>
      <text:p text:style-name="P2"><text:span text:style-name="T283">Gender:</text:span><text:span text:style-name="T284"> Female</text:span></text:p>
      <text:p text:style-name="P2"><text:span text:style-name="T283">Background:</text:span><text:span text:style-name="T284"> The youngest daughter of Mor and Cindy, she’s an overly happy and playful 5 year old kid that likes all the attention she can get. She’s still learning Sign Language.</text:span></text:p>
      <text:p text:style-name="P6"><text:span text:style-name="T255"/></text:p>
      <text:p text:style-name="P4"><text:bookmark-start text:name="_Toc71"/><text:span text:style-name="T279">Zaelos</text:span><text:bookmark-end text:name="_Toc71"/><text:span text:style-name="T249"/></text:p>
      <text:p text:style-name="P2"><text:span text:style-name="T281">Gender:</text:span><text:span text:style-name="T282"> Male</text:span></text:p>
      <text:p text:style-name="P2"><text:span text:style-name="T281">Background:</text:span><text:span text:style-name="T282"> The frontman of No More, the biggest rock band in Visthansia. He’s arrogant, kind and spoiled. Always looking to impress the masses he will go above and beyond to sustain his title as the Rock King of the city.</text:span></text:p>
      <text:p text:style-name="P2"><text:span text:style-name="T246"/></text:p>
      <text:p text:style-name="P6"><text:bookmark-start text:name="_Toc72"/><text:span text:style-name="T278">Quests</text:span><text:bookmark-end text:name="_Toc72"/><text:span text:style-name="T255"/></text:p>
      <text:p text:style-name="P7"><text:bookmark-start text:name="_Toc73"/><text:span text:style-name="T293">Phase 0 (Beginning of the game)</text:span><text:bookmark-end text:name="_Toc73"/><text:span text:style-name="T256"/></text:p>
      <text:p text:style-name="P4"><text:bookmark-start text:name="_Toc74"/><text:span text:style-name="T291">Visthansia</text:span><text:bookmark-end text:name="_Toc74"/><text:span text:style-name="T248"/></text:p>
      <text:p text:style-name="P8"><text:bookmark-start text:name="_Toc75"/><text:span text:style-name="T291">Main</text:span><text:bookmark-end text:name="_Toc75"/><text:span text:style-name="T245"/></text:p>
      <text:p text:style-name="P2"><text:span text:style-name="T246"/></text:p>
      <text:p text:style-name="P2"><text:span text:style-name="T280">Memory Lane</text:span><text:span text:style-name="T249"/></text:p>
      <text:p text:style-name="P2"><text:span text:style-name="T278">Description: You need to head to Trithor Forest and defeat a Memories Aes to graduate from the Police Academy.</text:span><text:span text:style-name="T246"/></text:p>
      <text:p text:style-name="P2"><text:span text:style-name="T246"/></text:p>
      <text:p text:style-name="P8"><text:bookmark-start text:name="_Toc76"/><text:span text:style-name="T291">Side Quests</text:span><text:bookmark-end text:name="_Toc76"/><text:span text:style-name="T245"/></text:p>
      <text:p text:style-name="P2"><text:soft-page-break/><text:span text:style-name="T246"/></text:p>
      <text:p text:style-name="P2"><text:span text:style-name="T280">Pick your Poison</text:span><text:span text:style-name="T249"/></text:p>
      <text:p text:style-name="P2"><text:span text:style-name="T281">Description:</text:span><text:span text:style-name="T278"> Arthas suggests you train before heading out for Trithor. There are 3 different kinds of Aes you can fight, Fear, Delusion and Arrogance Aes. Defeat 3 of them and return to Arthas.</text:span></text:p>
      <text:p text:style-name="P2"><text:span text:style-name="T281">Connection:</text:span><text:span text:style-name="T278"> -</text:span></text:p>
      <text:p text:style-name="P2"><text:span text:style-name="T246"/></text:p>
      <text:p text:style-name="P2"><text:span text:style-name="T280">Helping Band</text:span><text:span text:style-name="T249"/></text:p>
      <text:p text:style-name="P2"><text:span text:style-name="T283">Descirption:</text:span><text:span text:style-name="T284"> Zaelos is exhausted from too many shows lately. Bring him a potion to revitalize him.</text:span></text:p>
      <text:p text:style-name="P2"><text:span text:style-name="T246"/></text:p>
      <text:p text:style-name="P2"><text:span text:style-name="T280">Time of the season</text:span><text:span text:style-name="T249"/></text:p>
      <text:p text:style-name="P2"><text:span text:style-name="T281">Description:</text:span><text:span text:style-name="T278"> Odysseas asks you what’s your favourite season. Choose wisely.</text:span></text:p>
      <text:p text:style-name="P2"><text:span text:style-name="T281">Connection: </text:span><text:span text:style-name="T282">Silent Gamble (Phase 2)</text:span></text:p>
      <text:p text:style-name="P2"><text:span text:style-name="T246"/></text:p>
      <text:p text:style-name="P2"><text:span text:style-name="T280">The Delivery Woman</text:span><text:span text:style-name="T249"/></text:p>
      <text:p text:style-name="P2"><text:span text:style-name="T281">Description:</text:span><text:span text:style-name="T282"> Mor wants to give Cindy some flowers for her birthday. Help him by picking up some roses and delivering them.</text:span></text:p>
      <text:p text:style-name="P2"><text:span text:style-name="T281">Connection:</text:span><text:span text:style-name="T282"> You get what you give (Phase 5)</text:span></text:p>
      <text:p text:style-name="P2"><text:span text:style-name="T246"/></text:p>
      <text:p text:style-name="P2"><text:span text:style-name="T246"/></text:p>
      <text:p text:style-name="P2"><text:span text:style-name="T280">Sins of the Past</text:span><text:span text:style-name="T249"/></text:p>
      <text:p text:style-name="P2"><text:span text:style-name="T281">Description:</text:span><text:span text:style-name="T282"> Phaedon faces is being threatened by the Free People of Visthansia for “his involvment in the Visthansia Incident”. Go around and find info on who’s threatening him.</text:span></text:p>
      <text:p text:style-name="P2"><text:span text:style-name="T281">Connection:</text:span><text:span text:style-name="T282"> Pay the Man (Phase 3)</text:span></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2"><text:span text:style-name="T246"/></text:p>
      <text:p text:style-name="P17"><text:bookmark-start text:name="_Toc8"/><text:bookmark-start text:name="__RefHeading___Toc2148_78737460"/><text:bookmark text:name="_heading=h.r1qq8vwnzy7j"/><text:soft-page-break/><text:span text:style-name="T288">Targeted platforms</text:span><text:bookmark-end text:name="_Toc8"/><text:bookmark-end text:name="__RefHeading___Toc2148_78737460"/></text:p>
      <text:p text:style-name="P33">The main targeted platform for the game is the PC. This includes Windows and Linux.</text:p>
      <text:p text:style-name="P33"><text:span text:style-name="T246"/></text:p>
      <text:p text:style-name="P12"><text:bookmark-start text:name="__RefHeading___Toc2150_78737460"/><text:bookmark-start text:name="_Toc9"/><text:bookmark text:name="_heading=h.2mv79n9ub4an"/>Monetization model<text:bookmark-end text:name="__RefHeading___Toc2150_78737460"/><text:bookmark-end text:name="_Toc9"/></text:p>
      <text:p text:style-name="P33">The game will be free on Steam.</text:p>
      <text:p text:style-name="P33"><text:span text:style-name="T246"/></text:p>
      <text:p text:style-name="P33"><text:span text:style-name="T246"/></text:p>
      <text:p text:style-name="P14"><text:bookmark-start text:name="__RefHeading___Toc2227_2118014022"/><text:bookmark-start text:name="_Toc10"/>Game Engine<text:bookmark-end text:name="__RefHeading___Toc2227_2118014022"/><text:bookmark-end text:name="_Toc10"/></text:p>
      <text:p text:style-name="P42"><text:span text:style-name="T287">The game will be made in Godot.</text:span></text:p>
      <text:p text:style-name="P33"><text:span text:style-name="T246"/></text:p>
      <text:p text:style-name="P33"><text:span text:style-name="T246"/></text:p>
      <text:p text:style-name="P12"><text:bookmark-start text:name="__RefHeading___Toc2152_78737460"/><text:bookmark-start text:name="_Toc11"/><text:bookmark text:name="_heading=h.jr2plnu7t0d7"/>Audience<text:bookmark-end text:name="__RefHeading___Toc2152_78737460"/><text:bookmark-end text:name="_Toc11"/></text:p>
      <text:p text:style-name="P33">The main audience is people in the age range of 15- 30 as they are the most likely to like this kind of thought provoking game and also enjoy the gameplay mechanisms that will be in it</text:p>
      <text:p text:style-name="P18"><text:span text:style-name="T248"/></text:p>
      <text:p text:style-name="P33"><text:span text:style-name="T246"/></text:p>
      <text:p text:style-name="P33"><text:span text:style-name="T246"/></text:p>
      <text:p text:style-name="P33"><text:span text:style-name="T246"/></text:p>
      <text:p text:style-name="P33"><text:span text:style-name="T246"/></text:p>
      <text:p text:style-name="P33"><text:span text:style-name="T246"/></text:p>
      <text:p text:style-name="P33"><text:span text:style-name="T246"/></text:p>
      <text:p text:style-name="P33"><text:span text:style-name="T246"/></text:p>
      <text:p text:style-name="P33"><text:soft-page-break/><text:span text:style-name="T246"/></text:p>
      <text:p text:style-name="P12"><text:bookmark-start text:name="__RefHeading___Toc2166_78737460"/><text:bookmark-start text:name="_Toc18"/><text:bookmark text:name="_heading=h.ud4ewg9s4nbp"/>Project Description (Brief):<text:bookmark-end text:name="__RefHeading___Toc2166_78737460"/><text:bookmark-end text:name="_Toc18"/></text:p>
      <text:p text:style-name="P33"><text:span text:style-name="T287">The project aims to be accessible and enjoyable by everyone with the goal of establishing a new franchise that can branch out to all forms of media. The main focus of the game, in contrast to most futuristic games, is Utopia and how it could be achieved in a technologically advanced future. The end goal is to create a life-changing experience that will make the player change his/her behaviour to make the world a better place to live in.</text:span></text:p>
      <text:p text:style-name="P12"><text:bookmark-start text:name="__RefHeading___Toc2168_78737460"/><text:bookmark-start text:name="_Toc19"/><text:bookmark text:name="_heading=h.c10w4pd6tetk"/>Project Description (Detailed)<text:bookmark-end text:name="__RefHeading___Toc2168_78737460"/><text:bookmark-end text:name="_Toc19"/></text:p>
      <text:p text:style-name="P33"><text:span text:style-name="T287">The game will use RPG elements to create a feeling of flow and progression in the player and also allow us the freedom to create stories that the player will find interesting to invest time in. The goal is not to make the game as long as possible but rather to make it as enjoyable and thought-provoking with a lasting impact on the player.</text:span></text:p>
      <text:p text:style-name="P33"><text:span text:style-name="T287">To that end we will use a Dark Souls like (in the sense of addictive) fighting system that will keep the player interested. Health will be lost on a per-fight basis (and gradually increase after the battle) (more in </text:span><text:a xlink:type="simple" xlink:href="#4.4.Fighting System|outline" text:style-name="Internet_20_link" text:visited-style-name="Visited_20_Internet_20_Link"><text:span text:style-name="Internet_20_link"><text:span text:style-name="T257">#Fighting System</text:span></text:span></text:a><text:span text:style-name="T287">). Combined with the RPG and puzzle elements of the game (Puzzle Areas like Temples and Dungeons) should create a rather interesting experiene for the player.</text:span></text:p>
      <text:p text:style-name="P33"><text:span text:style-name="T287">The subject of Utopia, while so sought after by humans, especially of a young age (which is the usual age of gamers), has seen surprisingly little coverage in the media of any kind. By undertaking the challenge of using this theme we have some unlimited potential for innovation and growth that will provide benefits beyond mere profits in the long run.</text:span></text:p>
      <text:p text:style-name="P33"><text:span text:style-name="T246"/></text:p>
      <text:p text:style-name="P50"><text:span text:style-name="T254"/></text:p>
      <text:p text:style-name="P12"><text:bookmark-start text:name="__RefHeading___Toc2170_78737460"/><text:bookmark-start text:name="_Toc20"/><text:bookmark text:name="_heading=h.qnnzsns63jz5"/><text:soft-page-break/>What sets this project apart?<text:bookmark-end text:name="__RefHeading___Toc2170_78737460"/><text:bookmark-end text:name="_Toc20"/></text:p>
      <text:p text:style-name="P21"><text:bookmark-start text:name="__RefHeading___Toc2427_78737460"/><text:bookmark-start text:name="_Toc21"/><text:bookmark text:name="_heading=h.fl7irvx5vzdh"/>A not so used theme<text:bookmark-end text:name="__RefHeading___Toc2427_78737460"/><text:bookmark-end text:name="_Toc21"/></text:p>
      <text:p text:style-name="P33">Utopia is a theme that has not been used so much in any media. While many artistic creations have the end goal of Utopia, very few feature a world that is already Utopian. This will create a very special kind of atmosphere that will feel fresh to the players.</text:p>
      <text:p text:style-name="P21"><text:bookmark-start text:name="__RefHeading___Toc2429_78737460"/><text:bookmark-start text:name="_Toc22"/><text:bookmark text:name="_heading=h.u9wqa7igbt7"/>Challenging themes within the game<text:bookmark-end text:name="__RefHeading___Toc2429_78737460"/><text:bookmark-end text:name="_Toc22"/></text:p>
      <text:p text:style-name="P33">The world setting we have created allows us to seamlessly implement many interesting sub-stories and side-quests that can be very interesting and provide food for thought. This will allow us to keep the player’s attention while also ensuring a lasting impact for our game.</text:p>
      <text:p text:style-name="P33"><text:span text:style-name="T246"/></text:p>
      <text:p text:style-name="P21"><text:bookmark-start text:name="__RefHeading___Toc2431_78737460"/><text:bookmark-start text:name="_Toc23"/><text:bookmark text:name="_heading=h.389c18lxys5j"/>A perfectly balanced experience<text:bookmark-end text:name="__RefHeading___Toc2431_78737460"/><text:bookmark-end text:name="_Toc23"/></text:p>
      <text:p text:style-name="P33">By using innovative themes with a classic gaming experience we can create a balanced videogame that anyone can enjoy and remember. Seasoned players will like the familiar gameplay and fresh story and theme while new players will enjoy the accessibility of a stellar fighting system that will take into consideration the effects of the weapons used, strategy to defeat an enemy according to their karma and abilities dependant on that karma, as well as the combination of Aelor’s <text:s/>previous karma state and current weapon and ability choices to take advantage of that state <text:span text:style-name="T287">(more in </text:span><text:a xlink:type="simple" xlink:href="#4.4.Fighting System|outline" text:style-name="Internet_20_link" text:visited-style-name="Visited_20_Internet_20_Link"><text:span text:style-name="Internet_20_link"><text:span text:style-name="T257">#Fighting System</text:span></text:span></text:a><text:span text:style-name="T287">)</text:span>. There’s something for everyone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rlito" svg:font-family="Carlito"/>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Georgia" svg:font-family="Georgia"/>
    <style:font-face style:name="Liberation Sans" svg:font-family="'Liberation Sans'"/>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ce style:name="Symbol" svg:font-family="Symbol"/>
    <style:font-face style:name="Times New Roman" svg:font-family="'Times New Roman'"/>
    <style:font-face style:name="Wingdings" svg:font-family="Wingdings"/>
    <style:font-face style:name="starbats" svg:font-family="starbat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0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0pt" fo:language="el" fo:country="G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cm" style:contextual-spacing="false" fo:text-align="start" style:justify-single-word="false"/>
      <style:text-properties fo:color="#000000" loext:opacity="100%" style:font-name="Times New Roman" fo:font-family="'Times New Roman'" fo:font-size="12pt" fo:language="en" fo:country="AU" style:font-name-complex="Times New Roman" style:font-family-complex="'Times New Roman'"/>
    </style:style>
    <style:style style:name="DStyle_5f_paragraph" style:display-name="DStyle_paragraph" style:family="paragraph">
      <style:text-properties fo:color="#000000" loext:opacity="100%" style:font-name="Times New Roman" fo:font-family="'Times New Roman'" fo:font-size="12pt" fo:language="en" fo:country="AU" style:font-name-complex="Times New Roman" style:font-family-complex="'Times New Roman'"/>
    </style:style>
    <style:style style:name="Heading" style:family="paragraph" style:parent-style-name="Normal" style:class="text">
      <style:paragraph-properties fo:margin-top="0.423cm" fo:margin-bottom="0.212cm" style:contextual-spacing="false"/>
      <style:text-properties style:font-name="Arial" fo:font-family="Arial" fo:font-size="14pt" style:font-name-complex="Arial" style:font-family-complex="Arial"/>
    </style:style>
    <style:style style:name="Text_20_body" style:display-name="Text body" style:family="paragraph" style:parent-style-name="Normal" style:class="text">
      <style:paragraph-properties fo:margin-top="0cm" fo:margin-bottom="0.212cm" style:contextual-spacing="false"/>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Normal" style:class="extra">
      <style:paragraph-properties fo:margin-top="0.212cm" fo:margin-bottom="0.212cm" style:contextual-spacing="false"/>
      <style:text-properties fo:font-size="12pt" fo:font-style="italic"/>
    </style:style>
    <style:style style:name="Index" style:family="paragraph" style:parent-style-name="Normal" style:class="index"/>
    <style:style style:name="Normal" style:family="paragraph" style:parent-style-name="DStyle_5f_paragraph">
      <style:paragraph-properties fo:margin-top="0cm" fo:margin-bottom="0cm" style:contextual-spacing="false" fo:text-align="start" style:justify-single-word="false"/>
      <style:text-properties style:font-name="Carlito" fo:font-family="Carlito" style:font-name-complex="Carlito" style:font-family-complex="Carlito"/>
    </style:style>
    <style:style style:name="Heading_20_1" style:display-name="Heading 1" style:family="paragraph" style:parent-style-name="Normal" style:class="text">
      <style:paragraph-properties fo:margin-top="0.847cm" fo:margin-bottom="0.212cm" style:contextual-spacing="false" fo:line-height="100%"/>
      <style:text-properties fo:font-size="24pt" fo:font-weight="bold"/>
    </style:style>
    <style:style style:name="Heading_20_2" style:display-name="Heading 2" style:family="paragraph" style:parent-style-name="Normal" style:class="text">
      <style:paragraph-properties fo:margin-top="0.635cm" fo:margin-bottom="0.141cm" style:contextual-spacing="false" fo:line-height="100%"/>
      <style:text-properties fo:font-size="18pt" fo:font-weight="bold"/>
    </style:style>
    <style:style style:name="Heading_20_3" style:display-name="Heading 3" style:family="paragraph" style:parent-style-name="Normal" style:class="text">
      <style:paragraph-properties fo:margin-top="0.494cm" fo:margin-bottom="0.141cm" style:contextual-spacing="false" fo:line-height="100%"/>
      <style:text-properties fo:font-size="14pt" fo:font-weight="bold"/>
    </style:style>
    <style:style style:name="Heading_20_4" style:display-name="Heading 4" style:family="paragraph" style:parent-style-name="Normal" style:class="text">
      <style:paragraph-properties fo:margin-top="0.423cm" fo:margin-bottom="0.071cm" style:contextual-spacing="false" fo:line-height="100%"/>
      <style:text-properties fo:font-size="12pt" fo:font-weight="bold"/>
    </style:style>
    <style:style style:name="Heading_20_5" style:display-name="Heading 5" style:family="paragraph" style:parent-style-name="Normal" style:class="text">
      <style:paragraph-properties fo:margin-top="0.388cm" fo:margin-bottom="0.071cm" style:contextual-spacing="false" fo:line-height="100%"/>
      <style:text-properties fo:font-size="11pt" fo:font-weight="bold"/>
    </style:style>
    <style:style style:name="Heading_20_6" style:display-name="Heading 6" style:family="paragraph" style:parent-style-name="Normal" style:class="text">
      <style:paragraph-properties fo:margin-top="0.353cm" fo:margin-bottom="0.071cm" style:contextual-spacing="false" fo:line-height="100%"/>
      <style:text-properties fo:font-size="10pt" fo:font-weight="bold"/>
    </style:style>
    <style:style style:name="Title" style:family="paragraph" style:parent-style-name="Normal" style:class="chapter">
      <style:paragraph-properties fo:margin-top="0.847cm" fo:margin-bottom="0.212cm" style:contextual-spacing="false" fo:line-height="100%"/>
      <style:text-properties fo:font-size="36pt" fo:font-weight="bold"/>
    </style:style>
    <style:style style:name="Subtitle" style:family="paragraph" style:parent-style-name="Normal" style:class="chapter">
      <style:paragraph-properties fo:margin-top="0.635cm" fo:margin-bottom="0.141cm" style:contextual-spacing="false" fo:line-height="100%"/>
      <style:text-properties fo:color="#666666" loext:opacity="100%" style:font-name="Georgia" fo:font-family="Georgia" fo:font-size="24pt" fo:font-style="italic" style:font-name-complex="Georgia" style:font-family-complex="Georgia"/>
    </style:style>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Contents_20_Heading" style:display-name="Contents Heading" style:family="paragraph" style:parent-style-name="Index_20_Heading" style:class="index">
      <style:paragraph-properties fo:margin-left="0cm" fo:margin-right="0cm" fo:text-indent="0cm" style:auto-text-indent="false"/>
      <style:text-properties fo:font-size="16pt" fo:font-weight="bold"/>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Header_20_and_20_Footer" style:class="extra">
      <style:paragraph-properties>
        <style:tab-stops>
          <style:tab-stop style:position="8.498cm" style:type="center"/>
          <style:tab-stop style:position="17cm" style:type="right"/>
        </style:tab-stops>
      </style:paragraph-properties>
      <style:text-properties style:font-name="Carlito" fo:font-family="Carlito" style:font-name-complex="Carlito" style:font-family-complex="Carlito"/>
    </style:style>
    <style:style style:name="Footer" style:family="paragraph" style:parent-style-name="Header_20_and_20_Footer" style:class="extra">
      <style:paragraph-properties>
        <style:tab-stops>
          <style:tab-stop style:position="8.498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99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27cm" style:type="right" style:leader-style="dotted" style:leader-text="."/>
        </style:tab-stops>
      </style:paragraph-properties>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Absatz-Standardschriftart" style:family="text"/>
    <style:style style:name="Bullet_20_Symbols" style:display-name="Bullet Symbols" style:family="text">
      <style:text-properties style:font-name="OpenSymbol1" fo:font-family="OpenSymbol" style:font-name-complex="OpenSymbol1" style:font-family-complex="Open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dex_20_Link" style:display-name="Index Link" style:family="text"/>
    <style:style style:name="Default_20_Paragraph_20_Font" style:display-name="Default Paragraph Font" style:family="text"/>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T19" style:family="text"/>
    <style:style style:name="T20" style:family="text"/>
    <style:style style:name="T21" style:family="text"/>
    <style:style style:name="T22" style:family="text"/>
    <style:style style:name="T23" style:family="text"/>
    <style:style style:name="T24" style:family="text"/>
    <style:style style:name="T25" style:family="text"/>
    <style:style style:name="T26" style:family="text"/>
    <style:style style:name="T27" style:family="text"/>
    <style:style style:name="T28" style:family="text"/>
    <style:style style:name="T29" style:family="text"/>
    <style:style style:name="T30" style:family="text"/>
    <style:style style:name="T31" style:family="text"/>
    <style:style style:name="T32" style:family="text"/>
    <style:style style:name="T33" style:family="text"/>
    <style:style style:name="T34" style:family="text"/>
    <style:style style:name="T35" style:family="text"/>
    <style:style style:name="T36" style:family="text"/>
    <style:style style:name="T37" style:family="text"/>
    <style:style style:name="T38" style:family="text"/>
    <style:style style:name="T39" style:family="text"/>
    <style:style style:name="T40" style:family="text"/>
    <style:style style:name="T41" style:family="text"/>
    <style:style style:name="T42" style:family="text"/>
    <style:style style:name="T43" style:family="text"/>
    <style:style style:name="T44" style:family="text"/>
    <style:style style:name="T45" style:family="text"/>
    <style:style style:name="T46" style:family="text"/>
    <style:style style:name="T47" style:family="text"/>
    <style:style style:name="T48" style:family="text"/>
    <style:style style:name="T49" style:family="text"/>
    <style:style style:name="T50" style:family="text"/>
    <style:style style:name="T51" style:family="text"/>
    <style:style style:name="T52" style:family="text"/>
    <style:style style:name="T53" style:family="text"/>
    <style:style style:name="T54" style:family="text"/>
    <style:style style:name="T55" style:family="text"/>
    <style:style style:name="T56" style:family="text"/>
    <style:style style:name="T57" style:family="text"/>
    <style:style style:name="T58" style:family="text"/>
    <style:style style:name="T59" style:family="text"/>
    <style:style style:name="T60" style:family="text"/>
    <style:style style:name="T61" style:family="text"/>
    <style:style style:name="T62" style:family="text"/>
    <style:style style:name="T63" style:family="text"/>
    <style:style style:name="T64" style:family="text"/>
    <style:style style:name="T65" style:family="text"/>
    <style:style style:name="T66" style:family="text"/>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style style:name="T77" style:family="text"/>
    <style:style style:name="T78" style:family="text"/>
    <style:style style:name="T79" style:family="text"/>
    <style:style style:name="T80" style:family="text"/>
    <style:style style:name="T81" style:family="text"/>
    <style:style style:name="T82" style:family="text"/>
    <style:style style:name="T83" style:family="text"/>
    <style:style style:name="T84" style:family="text"/>
    <style:style style:name="T85" style:family="text"/>
    <style:style style:name="T86" style:family="text"/>
    <style:style style:name="T87" style:family="text"/>
    <style:style style:name="T88" style:family="text"/>
    <style:style style:name="T89" style:family="text"/>
    <style:style style:name="T90" style:family="text"/>
    <style:style style:name="T91" style:family="text"/>
    <style:style style:name="T92" style:family="text"/>
    <style:style style:name="T93" style:family="text"/>
    <style:style style:name="T94" style:family="text"/>
    <style:style style:name="T95" style:family="text"/>
    <style:style style:name="T96" style:family="text"/>
    <style:style style:name="T97" style:family="text"/>
    <style:style style:name="T98" style:family="text"/>
    <style:style style:name="T99" style:family="text"/>
    <style:style style:name="T100" style:family="text"/>
    <style:style style:name="T101" style:family="text"/>
    <style:style style:name="T102" style:family="text"/>
    <style:style style:name="T103" style:family="text"/>
    <style:style style:name="T104" style:family="text"/>
    <style:style style:name="T105" style:family="text"/>
    <style:style style:name="T106" style:family="text"/>
    <style:style style:name="T107" style:family="text"/>
    <style:style style:name="T108" style:family="text"/>
    <style:style style:name="T109" style:family="text"/>
    <style:style style:name="T110" style:family="text"/>
    <style:style style:name="T111" style:family="text"/>
    <style:style style:name="T112" style:family="text"/>
    <style:style style:name="T113" style:family="text"/>
    <style:style style:name="T114" style:family="text"/>
    <style:style style:name="T115" style:family="text"/>
    <style:style style:name="T116" style:family="text"/>
    <style:style style:name="T117" style:family="text"/>
    <style:style style:name="T118" style:family="text"/>
    <style:style style:name="T119" style:family="text"/>
    <style:style style:name="T120" style:family="text"/>
    <style:style style:name="T121" style:family="text"/>
    <style:style style:name="T122" style:family="text"/>
    <style:style style:name="T123" style:family="text"/>
    <style:style style:name="T124" style:family="text"/>
    <style:style style:name="T125" style:family="text"/>
    <style:style style:name="T126" style:family="text"/>
    <style:style style:name="T127" style:family="text"/>
    <style:style style:name="T128" style:family="text"/>
    <style:style style:name="T129" style:family="text"/>
    <style:style style:name="T130" style:family="text"/>
    <style:style style:name="T131" style:family="text"/>
    <style:style style:name="T132" style:family="text"/>
    <style:style style:name="T133" style:family="text"/>
    <style:style style:name="T134" style:family="text"/>
    <style:style style:name="T135" style:family="text"/>
    <style:style style:name="T136" style:family="text">
      <style:text-properties style:font-name="Symbol" fo:font-family="Symbol" style:font-name-complex="Symbol" style:font-family-complex="Symbol"/>
    </style:style>
    <style:style style:name="T137" style:family="text">
      <style:text-properties style:font-name="Courier New" fo:font-family="'Courier New'" style:font-name-complex="Courier New" style:font-family-complex="'Courier New'"/>
    </style:style>
    <style:style style:name="T138" style:family="text">
      <style:text-properties style:font-name="Wingdings" fo:font-family="Wingdings" style:font-name-complex="Wingdings" style:font-family-complex="Wingdings"/>
    </style:style>
    <style:style style:name="T139" style:family="text">
      <style:text-properties style:font-name="Symbol" fo:font-family="Symbol" style:font-name-complex="Symbol" style:font-family-complex="Symbol"/>
    </style:style>
    <style:style style:name="T140" style:family="text">
      <style:text-properties style:font-name="Courier New" fo:font-family="'Courier New'" style:font-name-complex="Courier New" style:font-family-complex="'Courier New'"/>
    </style:style>
    <style:style style:name="T141" style:family="text">
      <style:text-properties style:font-name="Wingdings" fo:font-family="Wingdings" style:font-name-complex="Wingdings" style:font-family-complex="Wingdings"/>
    </style:style>
    <style:style style:name="T142" style:family="text">
      <style:text-properties style:font-name="Symbol" fo:font-family="Symbol" style:font-name-complex="Symbol" style:font-family-complex="Symbol"/>
    </style:style>
    <style:style style:name="T143" style:family="text">
      <style:text-properties style:font-name="Courier New" fo:font-family="'Courier New'" style:font-name-complex="Courier New" style:font-family-complex="'Courier New'"/>
    </style:style>
    <style:style style:name="T144" style:family="text">
      <style:text-properties style:font-name="Wingdings" fo:font-family="Wingdings" style:font-name-complex="Wingdings" style:font-family-complex="Wingdings"/>
    </style:style>
    <style:style style:name="T145" style:family="text">
      <style:text-properties style:font-name="Symbol" fo:font-family="Symbol" style:font-name-complex="Symbol" style:font-family-complex="Symbol"/>
    </style:style>
    <style:style style:name="T146" style:family="text">
      <style:text-properties style:font-name="Courier New" fo:font-family="'Courier New'" style:font-name-complex="Courier New" style:font-family-complex="'Courier New'"/>
    </style:style>
    <style:style style:name="T147" style:family="text">
      <style:text-properties style:font-name="Wingdings" fo:font-family="Wingdings" style:font-name-complex="Wingdings" style:font-family-complex="Wingdings"/>
    </style:style>
    <style:style style:name="T148" style:family="text">
      <style:text-properties style:font-name="Symbol" fo:font-family="Symbol" style:font-name-complex="Symbol" style:font-family-complex="Symbol"/>
    </style:style>
    <style:style style:name="T149" style:family="text">
      <style:text-properties style:font-name="Courier New" fo:font-family="'Courier New'" style:font-name-complex="Courier New" style:font-family-complex="'Courier New'"/>
    </style:style>
    <style:style style:name="T150" style:family="text">
      <style:text-properties style:font-name="Wingdings" fo:font-family="Wingdings" style:font-name-complex="Wingdings" style:font-family-complex="Wingdings"/>
    </style:style>
    <style:style style:name="T151" style:family="text">
      <style:text-properties style:font-name="Symbol" fo:font-family="Symbol" style:font-name-complex="Symbol" style:font-family-complex="Symbol"/>
    </style:style>
    <style:style style:name="T152" style:family="text">
      <style:text-properties style:font-name="Courier New" fo:font-family="'Courier New'" style:font-name-complex="Courier New" style:font-family-complex="'Courier New'"/>
    </style:style>
    <style:style style:name="T153" style:family="text">
      <style:text-properties style:font-name="Wingdings" fo:font-family="Wingdings" style:font-name-complex="Wingdings" style:font-family-complex="Wingdings"/>
    </style:style>
    <style:style style:name="T154" style:family="text">
      <style:text-properties style:font-name="Symbol" fo:font-family="Symbol" style:font-name-complex="Symbol" style:font-family-complex="Symbol"/>
    </style:style>
    <style:style style:name="T155" style:family="text">
      <style:text-properties style:font-name="Courier New" fo:font-family="'Courier New'" style:font-name-complex="Courier New" style:font-family-complex="'Courier New'"/>
    </style:style>
    <style:style style:name="T156" style:family="text">
      <style:text-properties style:font-name="Wingdings" fo:font-family="Wingdings" style:font-name-complex="Wingdings" style:font-family-complex="Wingdings"/>
    </style:style>
    <style:style style:name="T157" style:family="text">
      <style:text-properties style:font-name="Symbol" fo:font-family="Symbol" style:font-name-complex="Symbol" style:font-family-complex="Symbol"/>
    </style:style>
    <style:style style:name="T158" style:family="text">
      <style:text-properties style:font-name="Courier New" fo:font-family="'Courier New'" style:font-name-complex="Courier New" style:font-family-complex="'Courier New'"/>
    </style:style>
    <style:style style:name="T159" style:family="text">
      <style:text-properties style:font-name="Wingdings" fo:font-family="Wingdings" style:font-name-complex="Wingdings" style:font-family-complex="Wingdings"/>
    </style:style>
    <style:style style:name="T160" style:family="text">
      <style:text-properties style:font-name="Symbol" fo:font-family="Symbol" style:font-name-complex="Symbol" style:font-family-complex="Symbol"/>
    </style:style>
    <style:style style:name="T161" style:family="text">
      <style:text-properties style:font-name="Courier New" fo:font-family="'Courier New'" style:font-name-complex="Courier New" style:font-family-complex="'Courier New'"/>
    </style:style>
    <style:style style:name="T162" style:family="text">
      <style:text-properties style:font-name="Wingdings" fo:font-family="Wingdings" style:font-name-complex="Wingdings" style:font-family-complex="Wingdings"/>
    </style:style>
    <style:style style:name="T163" style:family="text">
      <style:text-properties style:font-name="Symbol" fo:font-family="Symbol" style:font-name-complex="Symbol" style:font-family-complex="Symbol"/>
    </style:style>
    <style:style style:name="T164" style:family="text">
      <style:text-properties style:font-name="Courier New" fo:font-family="'Courier New'" style:font-name-complex="Courier New" style:font-family-complex="'Courier New'"/>
    </style:style>
    <style:style style:name="T165" style:family="text">
      <style:text-properties style:font-name="Wingdings" fo:font-family="Wingdings" style:font-name-complex="Wingdings" style:font-family-complex="Wingdings"/>
    </style:style>
    <style:style style:name="T166" style:family="text">
      <style:text-properties style:font-name="Symbol" fo:font-family="Symbol" style:font-name-complex="Symbol" style:font-family-complex="Symbol"/>
    </style:style>
    <style:style style:name="T167" style:family="text">
      <style:text-properties style:font-name="Courier New" fo:font-family="'Courier New'" style:font-name-complex="Courier New" style:font-family-complex="'Courier New'"/>
    </style:style>
    <style:style style:name="T168" style:family="text">
      <style:text-properties style:font-name="Wingdings" fo:font-family="Wingdings" style:font-name-complex="Wingdings" style:font-family-complex="Wingdings"/>
    </style:style>
    <style:style style:name="T169" style:family="text">
      <style:text-properties style:font-name="Symbol" fo:font-family="Symbol" style:font-name-complex="Symbol" style:font-family-complex="Symbol"/>
    </style:style>
    <style:style style:name="T170" style:family="text">
      <style:text-properties style:font-name="Courier New" fo:font-family="'Courier New'" style:font-name-complex="Courier New" style:font-family-complex="'Courier New'"/>
    </style:style>
    <style:style style:name="T171" style:family="text">
      <style:text-properties style:font-name="Wingdings" fo:font-family="Wingdings" style:font-name-complex="Wingdings" style:font-family-complex="Wingdings"/>
    </style:style>
    <style:style style:name="T172" style:family="text">
      <style:text-properties style:font-name="Symbol" fo:font-family="Symbol" style:font-name-complex="Symbol" style:font-family-complex="Symbol"/>
    </style:style>
    <style:style style:name="T173" style:family="text">
      <style:text-properties style:font-name="Courier New" fo:font-family="'Courier New'" style:font-name-complex="Courier New" style:font-family-complex="'Courier New'"/>
    </style:style>
    <style:style style:name="T174" style:family="text">
      <style:text-properties style:font-name="Wingdings" fo:font-family="Wingdings" style:font-name-complex="Wingdings" style:font-family-complex="Wingdings"/>
    </style:style>
    <style:style style:name="T175" style:family="text">
      <style:text-properties style:font-name="Symbol" fo:font-family="Symbol" style:font-name-complex="Symbol" style:font-family-complex="Symbol"/>
    </style:style>
    <style:style style:name="T176" style:family="text">
      <style:text-properties style:font-name="Courier New" fo:font-family="'Courier New'" style:font-name-complex="Courier New" style:font-family-complex="'Courier New'"/>
    </style:style>
    <style:style style:name="T177" style:family="text">
      <style:text-properties style:font-name="Wingdings" fo:font-family="Wingdings" style:font-name-complex="Wingdings" style:font-family-complex="Wingdings"/>
    </style:style>
    <style:style style:name="T178" style:family="text">
      <style:text-properties style:font-name="Symbol" fo:font-family="Symbol" style:font-name-complex="Symbol" style:font-family-complex="Symbol"/>
    </style:style>
    <style:style style:name="T179" style:family="text">
      <style:text-properties style:font-name="Courier New" fo:font-family="'Courier New'" style:font-name-complex="Courier New" style:font-family-complex="'Courier New'"/>
    </style:style>
    <style:style style:name="T180" style:family="text">
      <style:text-properties style:font-name="Wingdings" fo:font-family="Wingdings" style:font-name-complex="Wingdings" style:font-family-complex="Wingdings"/>
    </style:style>
    <style:style style:name="T181" style:family="text">
      <style:text-properties style:font-name="Symbol" fo:font-family="Symbol" style:font-name-complex="Symbol" style:font-family-complex="Symbol"/>
    </style:style>
    <style:style style:name="T182" style:family="text">
      <style:text-properties style:font-name="Courier New" fo:font-family="'Courier New'" style:font-name-complex="Courier New" style:font-family-complex="'Courier New'"/>
    </style:style>
    <style:style style:name="T183" style:family="text">
      <style:text-properties style:font-name="Wingdings" fo:font-family="Wingdings" style:font-name-complex="Wingdings" style:font-family-complex="Wingdings"/>
    </style:style>
    <style:style style:name="T184" style:family="text">
      <style:text-properties style:font-name="Symbol" fo:font-family="Symbol" style:font-name-complex="Symbol" style:font-family-complex="Symbol"/>
    </style:style>
    <style:style style:name="T185" style:family="text">
      <style:text-properties style:font-name="Courier New" fo:font-family="'Courier New'" style:font-name-complex="Courier New" style:font-family-complex="'Courier New'"/>
    </style:style>
    <style:style style:name="T186" style:family="text">
      <style:text-properties style:font-name="Wingdings" fo:font-family="Wingdings" style:font-name-complex="Wingdings" style:font-family-complex="Wingdings"/>
    </style:style>
    <style:style style:name="T187" style:family="text">
      <style:text-properties style:font-name="Symbol" fo:font-family="Symbol" style:font-name-complex="Symbol" style:font-family-complex="Symbol"/>
    </style:style>
    <style:style style:name="T188" style:family="text">
      <style:text-properties style:font-name="Courier New" fo:font-family="'Courier New'" style:font-name-complex="Courier New" style:font-family-complex="'Courier New'"/>
    </style:style>
    <style:style style:name="T189" style:family="text">
      <style:text-properties style:font-name="Wingdings" fo:font-family="Wingdings" style:font-name-complex="Wingdings" style:font-family-complex="Wingdings"/>
    </style:style>
    <style:style style:name="T190" style:family="text">
      <style:text-properties style:font-name="Symbol" fo:font-family="Symbol" style:font-name-complex="Symbol" style:font-family-complex="Symbol"/>
    </style:style>
    <style:style style:name="T191" style:family="text">
      <style:text-properties style:font-name="Courier New" fo:font-family="'Courier New'" style:font-name-complex="Courier New" style:font-family-complex="'Courier New'"/>
    </style:style>
    <style:style style:name="T192" style:family="text">
      <style:text-properties style:font-name="Wingdings" fo:font-family="Wingdings" style:font-name-complex="Wingdings" style:font-family-complex="Wingdings"/>
    </style:style>
    <style:style style:name="T193" style:family="text">
      <style:text-properties style:font-name="Symbol" fo:font-family="Symbol" style:font-name-complex="Symbol" style:font-family-complex="Symbol"/>
    </style:style>
    <style:style style:name="T194" style:family="text">
      <style:text-properties style:font-name="Courier New" fo:font-family="'Courier New'" style:font-name-complex="Courier New" style:font-family-complex="'Courier New'"/>
    </style:style>
    <style:style style:name="T195" style:family="text">
      <style:text-properties style:font-name="Wingdings" fo:font-family="Wingdings" style:font-name-complex="Wingdings" style:font-family-complex="Wingdings"/>
    </style:style>
    <style:style style:name="T196" style:family="text">
      <style:text-properties style:font-name="Symbol" fo:font-family="Symbol" style:font-name-complex="Symbol" style:font-family-complex="Symbol"/>
    </style:style>
    <style:style style:name="T197" style:family="text">
      <style:text-properties style:font-name="Courier New" fo:font-family="'Courier New'" style:font-name-complex="Courier New" style:font-family-complex="'Courier New'"/>
    </style:style>
    <style:style style:name="T198" style:family="text">
      <style:text-properties style:font-name="Wingdings" fo:font-family="Wingdings" style:font-name-complex="Wingdings" style:font-family-complex="Wingdings"/>
    </style:style>
    <style:style style:name="T199" style:family="text">
      <style:text-properties style:font-name="Symbol" fo:font-family="Symbol" style:font-name-complex="Symbol" style:font-family-complex="Symbol"/>
    </style:style>
    <style:style style:name="T200" style:family="text">
      <style:text-properties style:font-name="Courier New" fo:font-family="'Courier New'" style:font-name-complex="Courier New" style:font-family-complex="'Courier New'"/>
    </style:style>
    <style:style style:name="T201" style:family="text">
      <style:text-properties style:font-name="Wingdings" fo:font-family="Wingdings" style:font-name-complex="Wingdings" style:font-family-complex="Wingdings"/>
    </style:style>
    <style:style style:name="T202" style:family="text">
      <style:text-properties style:font-name="Symbol" fo:font-family="Symbol" style:font-name-complex="Symbol" style:font-family-complex="Symbol"/>
    </style:style>
    <style:style style:name="T203" style:family="text">
      <style:text-properties style:font-name="Courier New" fo:font-family="'Courier New'" style:font-name-complex="Courier New" style:font-family-complex="'Courier New'"/>
    </style:style>
    <style:style style:name="T204" style:family="text">
      <style:text-properties style:font-name="Wingdings" fo:font-family="Wingdings" style:font-name-complex="Wingdings" style:font-family-complex="Wingdings"/>
    </style:style>
    <style:style style:name="T205" style:family="text">
      <style:text-properties style:font-name="Symbol" fo:font-family="Symbol" style:font-name-complex="Symbol" style:font-family-complex="Symbol"/>
    </style:style>
    <style:style style:name="T206" style:family="text">
      <style:text-properties style:font-name="Courier New" fo:font-family="'Courier New'" style:font-name-complex="Courier New" style:font-family-complex="'Courier New'"/>
    </style:style>
    <style:style style:name="T207" style:family="text">
      <style:text-properties style:font-name="Wingdings" fo:font-family="Wingdings" style:font-name-complex="Wingdings" style:font-family-complex="Wingdings"/>
    </style:style>
    <style:style style:name="T208" style:family="text">
      <style:text-properties style:font-name="Symbol" fo:font-family="Symbol" style:font-name-complex="Symbol" style:font-family-complex="Symbol"/>
    </style:style>
    <style:style style:name="T209" style:family="text">
      <style:text-properties style:font-name="Courier New" fo:font-family="'Courier New'" style:font-name-complex="Courier New" style:font-family-complex="'Courier New'"/>
    </style:style>
    <style:style style:name="T210" style:family="text">
      <style:text-properties style:font-name="Wingdings" fo:font-family="Wingdings" style:font-name-complex="Wingdings" style:font-family-complex="Wingdings"/>
    </style:style>
    <style:style style:name="T211" style:family="text">
      <style:text-properties style:font-name="Symbol" fo:font-family="Symbol" style:font-name-complex="Symbol" style:font-family-complex="Symbol"/>
    </style:style>
    <style:style style:name="T212" style:family="text">
      <style:text-properties style:font-name="Courier New" fo:font-family="'Courier New'" style:font-name-complex="Courier New" style:font-family-complex="'Courier New'"/>
    </style:style>
    <style:style style:name="T213" style:family="text">
      <style:text-properties style:font-name="Wingdings" fo:font-family="Wingdings" style:font-name-complex="Wingdings" style:font-family-complex="Wingdings"/>
    </style:style>
    <style:style style:name="T214" style:family="text">
      <style:text-properties style:font-name="Symbol" fo:font-family="Symbol" style:font-name-complex="Symbol" style:font-family-complex="Symbol"/>
    </style:style>
    <style:style style:name="T215" style:family="text">
      <style:text-properties style:font-name="Courier New" fo:font-family="'Courier New'" style:font-name-complex="Courier New" style:font-family-complex="'Courier New'"/>
    </style:style>
    <style:style style:name="T216" style:family="text">
      <style:text-properties style:font-name="Wingdings" fo:font-family="Wingdings" style:font-name-complex="Wingdings" style:font-family-complex="Wingdings"/>
    </style:style>
    <style:style style:name="T217" style:family="text">
      <style:text-properties style:font-name="Symbol" fo:font-family="Symbol" style:font-name-complex="Symbol" style:font-family-complex="Symbol"/>
    </style:style>
    <style:style style:name="T218" style:family="text">
      <style:text-properties style:font-name="Courier New" fo:font-family="'Courier New'" style:font-name-complex="Courier New" style:font-family-complex="'Courier New'"/>
    </style:style>
    <style:style style:name="T219" style:family="text">
      <style:text-properties style:font-name="Wingdings" fo:font-family="Wingdings" style:font-name-complex="Wingdings" style:font-family-complex="Wingdings"/>
    </style:style>
    <style:style style:name="T220" style:family="text">
      <style:text-properties style:font-name="Symbol" fo:font-family="Symbol" style:font-name-complex="Symbol" style:font-family-complex="Symbol"/>
    </style:style>
    <style:style style:name="T221" style:family="text">
      <style:text-properties style:font-name="Courier New" fo:font-family="'Courier New'" style:font-name-complex="Courier New" style:font-family-complex="'Courier New'"/>
    </style:style>
    <style:style style:name="T222" style:family="text">
      <style:text-properties style:font-name="Wingdings" fo:font-family="Wingdings" style:font-name-complex="Wingdings" style:font-family-complex="Wingdings"/>
    </style:style>
    <style:style style:name="T223" style:family="text">
      <style:text-properties style:font-name="Symbol" fo:font-family="Symbol" style:font-name-complex="Symbol" style:font-family-complex="Symbol"/>
    </style:style>
    <style:style style:name="T224" style:family="text">
      <style:text-properties style:font-name="Courier New" fo:font-family="'Courier New'" style:font-name-complex="Courier New" style:font-family-complex="'Courier New'"/>
    </style:style>
    <style:style style:name="T225" style:family="text">
      <style:text-properties style:font-name="Wingdings" fo:font-family="Wingdings" style:font-name-complex="Wingdings" style:font-family-complex="Wingdings"/>
    </style:style>
    <style:style style:name="T226" style:family="text">
      <style:text-properties style:font-name="Symbol" fo:font-family="Symbol" style:font-name-complex="Symbol" style:font-family-complex="Symbol"/>
    </style:style>
    <style:style style:name="T227" style:family="text">
      <style:text-properties style:font-name="Courier New" fo:font-family="'Courier New'" style:font-name-complex="Courier New" style:font-family-complex="'Courier New'"/>
    </style:style>
    <style:style style:name="T228" style:family="text">
      <style:text-properties style:font-name="Wingdings" fo:font-family="Wingdings" style:font-name-complex="Wingdings" style:font-family-complex="Wingdings"/>
    </style:style>
    <style:style style:name="T229" style:family="text">
      <style:text-properties style:font-name="Symbol" fo:font-family="Symbol" style:font-name-complex="Symbol" style:font-family-complex="Symbol"/>
    </style:style>
    <style:style style:name="T230" style:family="text">
      <style:text-properties style:font-name="Courier New" fo:font-family="'Courier New'" style:font-name-complex="Courier New" style:font-family-complex="'Courier New'"/>
    </style:style>
    <style:style style:name="T231" style:family="text">
      <style:text-properties style:font-name="Wingdings" fo:font-family="Wingdings" style:font-name-complex="Wingdings" style:font-family-complex="Wingdings"/>
    </style:style>
    <style:style style:name="T232" style:family="text">
      <style:text-properties style:font-name="Symbol" fo:font-family="Symbol" style:font-name-complex="Symbol" style:font-family-complex="Symbol"/>
    </style:style>
    <style:style style:name="T233" style:family="text">
      <style:text-properties style:font-name="Courier New" fo:font-family="'Courier New'" style:font-name-complex="Courier New" style:font-family-complex="'Courier New'"/>
    </style:style>
    <style:style style:name="T234" style:family="text">
      <style:text-properties style:font-name="Wingdings" fo:font-family="Wingdings" style:font-name-complex="Wingdings" style:font-family-complex="Wingdings"/>
    </style:style>
    <style:style style:name="T235" style:family="text">
      <style:text-properties style:font-name="Symbol" fo:font-family="Symbol" style:font-name-complex="Symbol" style:font-family-complex="Symbol"/>
    </style:style>
    <style:style style:name="T236" style:family="text">
      <style:text-properties style:font-name="Courier New" fo:font-family="'Courier New'" style:font-name-complex="Courier New" style:font-family-complex="'Courier New'"/>
    </style:style>
    <style:style style:name="T237" style:family="text">
      <style:text-properties style:font-name="Wingdings" fo:font-family="Wingdings" style:font-name-complex="Wingdings" style:font-family-complex="Wingdings"/>
    </style:style>
    <style:style style:name="T238" style:family="text">
      <style:text-properties style:font-name="Symbol" fo:font-family="Symbol" style:font-name-complex="Symbol" style:font-family-complex="Symbol"/>
    </style:style>
    <style:style style:name="T239" style:family="text">
      <style:text-properties style:font-name="Courier New" fo:font-family="'Courier New'" style:font-name-complex="Courier New" style:font-family-complex="'Courier New'"/>
    </style:style>
    <style:style style:name="T240" style:family="text">
      <style:text-properties style:font-name="Wingdings" fo:font-family="Wingdings" style:font-name-complex="Wingdings" style:font-family-complex="Wingdings"/>
    </style:style>
    <style:style style:name="T241" style:family="text">
      <style:text-properties style:font-name="Symbol" fo:font-family="Symbol" style:font-name-complex="Symbol" style:font-family-complex="Symbol"/>
    </style:style>
    <style:style style:name="T242" style:family="text">
      <style:text-properties style:font-name="Courier New" fo:font-family="'Courier New'" style:font-name-complex="Courier New" style:font-family-complex="'Courier New'"/>
    </style:style>
    <style:style style:name="T243" style:family="text">
      <style:text-properties style:font-name="Wingdings" fo:font-family="Wingdings" style:font-name-complex="Wingdings" style:font-family-complex="Wingdings"/>
    </style:style>
    <style:style style:name="Numbering_20_Symbols" style:display-name="Numbering Symbols" style:family="text"/>
    <style:style style:name="Frame" style:family="graphic">
      <style:graphic-properties draw:fill="non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5"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8"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1"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14"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16"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17"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20"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21"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22"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23"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24"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25"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26"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27"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74"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75"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76"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77"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78"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79"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80"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81"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83"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84"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85"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86"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87"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88"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89"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90"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9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9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9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95"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9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97"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98"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9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01"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10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10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104"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10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106"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107"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10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10"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T111"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T112"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T113"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T114"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T115" loext:num-list-format="%7%" text:bullet-char="">
        <style:list-level-properties text:list-level-position-and-space-mode="label-alignment">
          <style:list-level-label-alignment text:label-followed-by="listtab" fo:text-indent="-0.635cm" fo:margin-left="8.892cm"/>
        </style:list-level-properties>
      </text:list-level-style-bullet>
      <text:list-level-style-bullet text:level="8" text:style-name="T116"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T117"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19"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20"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21"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22"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23"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24"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25"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26"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127" loext:num-list-format="%1%" text:bullet-char="·">
        <style:list-level-properties text:list-level-position-and-space-mode="label-alignment">
          <style:list-level-label-alignment text:label-followed-by="listtab"/>
        </style:list-level-properties>
      </text:list-level-style-bullet>
      <text:list-level-style-bullet text:level="2" text:style-name="T128" loext:num-list-format="%2%" text:bullet-char="o">
        <style:list-level-properties text:list-level-position-and-space-mode="label-alignment">
          <style:list-level-label-alignment text:label-followed-by="listtab"/>
        </style:list-level-properties>
      </text:list-level-style-bullet>
      <text:list-level-style-bullet text:level="3" text:style-name="T129" loext:num-list-format="%3%" text:bullet-char="§">
        <style:list-level-properties text:list-level-position-and-space-mode="label-alignment">
          <style:list-level-label-alignment text:label-followed-by="listtab"/>
        </style:list-level-properties>
      </text:list-level-style-bullet>
      <text:list-level-style-bullet text:level="4" text:style-name="T130" loext:num-list-format="%4%" text:bullet-char="·">
        <style:list-level-properties text:list-level-position-and-space-mode="label-alignment">
          <style:list-level-label-alignment text:label-followed-by="listtab"/>
        </style:list-level-properties>
      </text:list-level-style-bullet>
      <text:list-level-style-bullet text:level="5" text:style-name="T131" loext:num-list-format="%5%" text:bullet-char="o">
        <style:list-level-properties text:list-level-position-and-space-mode="label-alignment">
          <style:list-level-label-alignment text:label-followed-by="listtab"/>
        </style:list-level-properties>
      </text:list-level-style-bullet>
      <text:list-level-style-bullet text:level="6" text:style-name="T132" loext:num-list-format="%6%" text:bullet-char="§">
        <style:list-level-properties text:list-level-position-and-space-mode="label-alignment">
          <style:list-level-label-alignment text:label-followed-by="listtab"/>
        </style:list-level-properties>
      </text:list-level-style-bullet>
      <text:list-level-style-bullet text:level="7" text:style-name="T133" loext:num-list-format="%7%" text:bullet-char="·">
        <style:list-level-properties text:list-level-position-and-space-mode="label-alignment">
          <style:list-level-label-alignment text:label-followed-by="listtab"/>
        </style:list-level-properties>
      </text:list-level-style-bullet>
      <text:list-level-style-bullet text:level="8" text:style-name="T134" loext:num-list-format="%8%" text:bullet-char="o">
        <style:list-level-properties text:list-level-position-and-space-mode="label-alignment">
          <style:list-level-label-alignment text:label-followed-by="listtab"/>
        </style:list-level-properties>
      </text:list-level-style-bullet>
      <text:list-level-style-bullet text:level="9" text:style-name="T135"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T136"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37"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8"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9"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0"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41"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42"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43"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44"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T145"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4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14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14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14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15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15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15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5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T154"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55"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56"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57"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8"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9"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0"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61"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62"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T163"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64"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65"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66"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67"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8"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9"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0"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71"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T172"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7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7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7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7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7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T18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8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8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8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8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8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8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T19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9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9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9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9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9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9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9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T199"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0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0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0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0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0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0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0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T20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1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1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1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1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1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1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T21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18"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9"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0"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21"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22"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23"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24"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25"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T226"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27"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28"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9"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0"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31"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32"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33"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34"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T235"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36"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37"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38"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9"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0"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41"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42"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43"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creation-date>2020-04-15T23:57:20Z</meta:creation-date>
    <dc:date>2024-01-28T19:14:46.571952782</dc:date>
    <meta:editing-duration>PT36M58S</meta:editing-duration>
    <meta:editing-cycles>8</meta:editing-cycles>
    <meta:document-statistic meta:table-count="0" meta:image-count="0" meta:object-count="0" meta:page-count="25" meta:paragraph-count="226" meta:word-count="5567" meta:character-count="31010" meta:non-whitespace-character-count="25676"/>
  </office:meta>
</office:document-meta>
</file>